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96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0.34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4.43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.65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2.43mm"/>
    </style:style>
    <style:style style:name="co19" style:family="table-column">
      <style:table-column-properties fo:break-before="auto" style:column-width="0.88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17.23mm"/>
    </style:style>
    <style:style style:name="co22" style:family="table-column">
      <style:table-column-properties fo:break-before="auto" style:column-width="7.28mm"/>
    </style:style>
    <style:style style:name="co23" style:family="table-column">
      <style:table-column-properties fo:break-before="auto" style:column-width="75.1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5.7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一般_5f_WESRB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一般_5f_WESRB00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9年(西元1990年)</text:p>
            </table:table-cell>
            <table:covered-table-cell table:number-columns-repeated="2" table:style-name="ce2"/>
            <table:table-cell table:style-name="ce36" table:number-columns-repeated="6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308930.499999691" calcext:value-type="float">
            <text:p><text:s/>308,930 <text:s/></text:p>
          </table:table-cell>
          <table:table-cell table:style-name="ce41" office:value-type="float" office:value="1972.89046532473" calcext:value-type="float">
            <text:p><text:s/>1,973 <text:s/></text:p>
          </table:table-cell>
          <table:table-cell table:style-name="ce41" office:value-type="float" office:value="306957.609534366" calcext:value-type="float">
            <text:p><text:s/>306,958 <text:s/></text:p>
          </table:table-cell>
          <table:table-cell table:number-columns-repeated="6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2623465.5044444" calcext:value-type="float">
            <text:p><text:s/>12,623,466 <text:s/></text:p>
          </table:table-cell>
          <table:table-cell table:style-name="ce42" office:value-type="float" office:value="3219922.4" calcext:value-type="float">
            <text:p><text:s/>3,219,922 <text:s/></text:p>
          </table:table-cell>
          <table:table-cell table:style-name="ce42" office:value-type="float" office:value="9229485.18222222" calcext:value-type="float">
            <text:p><text:s/>9,229,485 <text:s/></text:p>
          </table:table-cell>
          <table:table-cell table:style-name="ce42" office:value-type="float" office:value="46207.5888888889" calcext:value-type="float">
            <text:p><text:s/>46,20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7850.333333333" calcext:value-type="float">
            <text:p><text:s/>127,85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19075" calcext:value-type="float">
            <text:p><text:s/>19,07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9075" calcext:value-type="float">
            <text:p><text:s/>19,07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160047.27044414" calcext:value-type="float">
            <text:p><text:s/>1,160,047 <text:s/></text:p>
          </table:table-cell>
          <table:table-cell table:style-name="ce42" office:value-type="float" office:value="68698.3149097691" calcext:value-type="float">
            <text:p><text:s/>68,698 <text:s/></text:p>
          </table:table-cell>
          <table:table-cell table:style-name="ce42" office:value-type="float" office:value="1062777.41953437" calcext:value-type="float">
            <text:p><text:s/>1,062,77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571.536" calcext:value-type="float">
            <text:p><text:s/>28,57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1753273.734" calcext:value-type="float">
            <text:p><text:s/>11,753,274 <text:s/></text:p>
          </table:table-cell>
          <table:table-cell table:style-name="ce43" office:value-type="float" office:value="3153196.97555556" calcext:value-type="float">
            <text:p><text:s/>3,153,197 <text:s/></text:p>
          </table:table-cell>
          <table:table-cell table:style-name="ce43" office:value-type="float" office:value="8473665.37222222" calcext:value-type="float">
            <text:p><text:s/>8,473,665 <text:s/></text:p>
          </table:table-cell>
          <table:table-cell table:style-name="ce43" office:value-type="float" office:value="46207.5888888889" calcext:value-type="float">
            <text:p><text:s/>46,208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0203.7973333333" calcext:value-type="float">
            <text:p><text:s/>80,204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.000000000039213" calcext:value-type="float">
            <text:p><text:s/>0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1276988.6899859" calcext:value-type="float">
            <text:p><text:s/>11,276,989 <text:s/></text:p>
          </table:table-cell>
          <table:table-cell table:style-name="ce42" office:value-type="float" office:value="3153196.97555556" calcext:value-type="float">
            <text:p><text:s/>3,153,197 <text:s/></text:p>
          </table:table-cell>
          <table:table-cell table:style-name="ce42" office:value-type="float" office:value="5629852.9937613" calcext:value-type="float">
            <text:p><text:s/>5,629,8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26613.67377778" calcext:value-type="float">
            <text:p><text:s/>2,026,61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3155948.75333333" calcext:value-type="float">
            <text:p><text:s/>3,155,949 <text:s/></text:p>
          </table:table-cell>
          <table:table-cell table:style-name="ce42" office:value-type="float" office:value="3153196.97555556" calcext:value-type="float">
            <text:p><text:s/>3,153,19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51.77777777778" calcext:value-type="float">
            <text:p><text:s/>2,75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2122613.83044444" calcext:value-type="float">
            <text:p><text:s/>2,122,61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8751.9344444445" calcext:value-type="float">
            <text:p><text:s/>98,75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23861.896" calcext:value-type="float">
            <text:p><text:s/>2,023,86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050299.37" calcext:value-type="float">
            <text:p><text:s/>5,050,29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050299.37" calcext:value-type="float">
            <text:p><text:s/>5,050,29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948126.73620812" calcext:value-type="float">
            <text:p><text:s/>948,12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80801.689316854" calcext:value-type="float">
            <text:p><text:s/>480,802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3949640.695" calcext:value-type="float">
            <text:p><text:s/>3,949,6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407913.66666667" calcext:value-type="float">
            <text:p><text:s/>2,407,91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3949640.695" calcext:value-type="float">
            <text:p><text:s/>3,949,6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407913.66666667" calcext:value-type="float">
            <text:p><text:s/>2,407,91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585634.887666667" calcext:value-type="float">
            <text:p><text:s/>585,63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37.29444444444" calcext:value-type="float">
            <text:p><text:s/>1,0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21.22222222222" calcext:value-type="float">
            <text:p><text:s/>1,72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393.975555555556" calcext:value-type="float">
            <text:p><text:s/>3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3.975555555556" calcext:value-type="float">
            <text:p><text:s/>39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90569.525777778" calcext:value-type="float">
            <text:p><text:s/>290,5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43.318888888889" calcext:value-type="float">
            <text:p><text:s/>64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21.22222222222" calcext:value-type="float">
            <text:p><text:s/>1,72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294671.386333333" calcext:value-type="float">
            <text:p><text:s/>294,67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22138.767" calcext:value-type="float">
            <text:p><text:s/>22,139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633.464" calcext:value-type="float">
            <text:p><text:s/>1,633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818152.08434744" calcext:value-type="float">
            <text:p><text:s/>3,818,15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842775.08401648" calcext:value-type="float">
            <text:p><text:s/>2,842,775 <text:s/></text:p>
          </table:table-cell>
          <table:table-cell table:style-name="ce44" office:value-type="float" office:value="46207.5888888889" calcext:value-type="float">
            <text:p><text:s/>46,208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458149.104" calcext:value-type="float">
            <text:p><text:s/>458,149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663169.16212521" calcext:value-type="float">
            <text:p><text:s/>3,663,169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842775.08401648" calcext:value-type="float">
            <text:p><text:s/>2,842,775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349373.770666667" calcext:value-type="float">
            <text:p><text:s/>349,374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3656835.44879188" calcext:value-type="float">
            <text:p><text:s/>3,656,83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36441.37068315" calcext:value-type="float">
            <text:p><text:s/>2,836,4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49373.770666667" calcext:value-type="float">
            <text:p><text:s/>349,37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6265.65111111111" calcext:value-type="float">
            <text:p><text:s/>6,26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265.65111111111" calcext:value-type="float">
            <text:p><text:s/>6,26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60.338888888889" calcext:value-type="float">
            <text:p><text:s/>16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0.338888888889" calcext:value-type="float">
            <text:p><text:s/>16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32309.6990398791" calcext:value-type="float">
            <text:p><text:s/>32,31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309.6990398791" calcext:value-type="float">
            <text:p><text:s/>32,31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197015.026416755" calcext:value-type="float">
            <text:p><text:s/>197,01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7015.026416755" calcext:value-type="float">
            <text:p><text:s/>197,01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691164.245226513" calcext:value-type="float">
            <text:p><text:s/>691,16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91164.245226513" calcext:value-type="float">
            <text:p><text:s/>691,16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06910.334950763" calcext:value-type="float">
            <text:p><text:s/>106,91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6910.334950763" calcext:value-type="float">
            <text:p><text:s/>106,91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36617.8133333333" calcext:value-type="float">
            <text:p>( 36,618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6617.8133333333" calcext:value-type="float">
            <text:p>( 36,618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70292.5216174293" calcext:value-type="float">
            <text:p>( 70,293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70292.5216174293" calcext:value-type="float">
            <text:p>( 70,29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271894.309027936" calcext:value-type="float">
            <text:p><text:s/>271,8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1894.309027936" calcext:value-type="float">
            <text:p><text:s/>271,89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307163.460136703" calcext:value-type="float">
            <text:p><text:s/>307,16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7163.460136703" calcext:value-type="float">
            <text:p><text:s/>307,16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5196.14111111111" calcext:value-type="float">
            <text:p><text:s/>5,196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5196.14111111111" calcext:value-type="float">
            <text:p><text:s/>5,196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522.901111111111" calcext:value-type="float">
            <text:p><text:s/>5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2.901111111111" calcext:value-type="float">
            <text:p><text:s/>52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910793.49888889" calcext:value-type="float">
            <text:p><text:s/>1,910,7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07586.72111111" calcext:value-type="float">
            <text:p><text:s/>1,907,5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206.77777777778" calcext:value-type="float">
            <text:p><text:s/>3,20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652598.27666667" calcext:value-type="float">
            <text:p><text:s/>1,652,59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52598.27666667" calcext:value-type="float">
            <text:p><text:s/>1,652,59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58195.222222222" calcext:value-type="float">
            <text:p><text:s/>258,19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4988.444444444" calcext:value-type="float">
            <text:p><text:s/>254,98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206.77777777778" calcext:value-type="float">
            <text:p><text:s/>3,20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215.444444444444" calcext:value-type="float">
            <text:p>( 21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45" office:value-type="float" office:value="215.444444444444" calcext:value-type="float">
            <text:p>( 215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811231.240330955" calcext:value-type="float">
            <text:p><text:s/>811,2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72.94" calcext:value-type="float">
            <text:p><text:s/>1,3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38837.992888889" calcext:value-type="float">
            <text:p><text:s/>338,83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807846.351442067" calcext:value-type="float">
            <text:p><text:s/>807,8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72.94" calcext:value-type="float">
            <text:p><text:s/>1,3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35453.104" calcext:value-type="float">
            <text:p><text:s/>335,45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3384.88888888889" calcext:value-type="float">
            <text:p><text:s/>3,38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384.88888888889" calcext:value-type="float">
            <text:p><text:s/>3,38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6009.40333333333" calcext:value-type="float">
            <text:p><text:s/>6,009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43.8477777777778" calcext:value-type="float">
            <text:p><text:s/>44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5965.55555555556" calcext:value-type="float">
            <text:p><text:s/>5,966 <text:s/></text:p>
          </table:table-cell>
          <table:table-cell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203.22222222222" calcext:value-type="float">
            <text:p><text:s/>1,20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03.22222222222" calcext:value-type="float">
            <text:p><text:s/>1,20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60.222222222222" calcext:value-type="float">
            <text:p><text:s/>16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60.222222222222" calcext:value-type="float">
            <text:p><text:s/>16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6333.71333333333" calcext:value-type="float">
            <text:p><text:s/>6,3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333.71333333333" calcext:value-type="float">
            <text:p><text:s/>6,33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6333.71333333333" calcext:value-type="float">
            <text:p><text:s/>6,33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6333.71333333333" calcext:value-type="float">
            <text:p><text:s/>6,334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154982.922222222" calcext:value-type="float">
            <text:p><text:s/>154,98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207.5888888889" calcext:value-type="float">
            <text:p><text:s/>46,20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8775.333333333" calcext:value-type="float">
            <text:p><text:s/>108,77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154982.922222222" calcext:value-type="float">
            <text:p><text:s/>154,98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207.5888888889" calcext:value-type="float">
            <text:p><text:s/>46,20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8775.333333333" calcext:value-type="float">
            <text:p><text:s/>108,77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5364217.478203" calcext:value-type="float">
            <text:p><text:s/>25,364,21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832518.478203" calcext:value-type="float">
            <text:p><text:s/>23,832,51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31699" calcext:value-type="float">
            <text:p><text:s/>1,531,6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1683763.1" calcext:value-type="float">
            <text:p><text:s/>21,683,76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683763.1" calcext:value-type="float">
            <text:p><text:s/>21,683,76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680454.378203" calcext:value-type="float">
            <text:p><text:s/>3,680,4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48755.378203" calcext:value-type="float">
            <text:p><text:s/>2,148,7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31699" calcext:value-type="float">
            <text:p><text:s/>1,531,6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9年(西元1990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number-columns-repeated="2" table:style-name="ce41" office:value-type="float" office:value="182384" calcext:value-type="float">
            <text:p><text:s/>182,384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137090.7349909" calcext:value-type="float">
            <text:p><text:s/>32,137,091 <text:s/></text:p>
          </table:table-cell>
          <table:table-cell table:style-name="ce42" office:value-type="float" office:value="24684433" calcext:value-type="float">
            <text:p><text:s/>24,684,43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46750.11733333" calcext:value-type="float">
            <text:p><text:s/>1,146,75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9972.269481359" calcext:value-type="float">
            <text:p><text:s/>579,97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00467.28888889" calcext:value-type="float">
            <text:p><text:s/>1,700,46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1204.835555556" calcext:value-type="float">
            <text:p><text:s/>631,20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98988.999576373" calcext:value-type="float">
            <text:p><text:s/>998,989 <text:s/></text:p>
          </table:table-cell>
          <table:table-cell table:style-name="ce42" office:value-type="float" office:value="875798" calcext:value-type="float">
            <text:p><text:s/>875,79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142.5786666666" calcext:value-type="float">
            <text:p><text:s/>13,14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8408841.3414887" calcext:value-type="float">
            <text:p><text:s/>28,408,841 <text:s/></text:p>
          </table:table-cell>
          <table:table-cell table:style-name="ce43" office:value-type="float" office:value="23991019" calcext:value-type="float">
            <text:p><text:s/>23,991,019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133607.53866667" calcext:value-type="float">
            <text:p><text:s/>1,133,60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80110.36225641" calcext:value-type="float">
            <text:p><text:s/>3,080,1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391.81866666667" calcext:value-type="float">
            <text:p><text:s/>8,39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.000000000015653" calcext:value-type="float">
            <text:p><text:s/>0 <text:s/></text:p>
          </table:table-cell>
          <table:table-cell table:style-name="ce43" office:value-type="float" office:value="0.00000000002387" calcext:value-type="float">
            <text:p><text:s/>0 <text:s/></text:p>
          </table:table-cell>
          <table:table-cell table:style-name="ce43" office:value-type="float" office:value="-0.00000000000031" calcext:value-type="float">
            <text:p><text:s/>-0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75639.478933333" calcext:value-type="float">
            <text:p><text:s/>175,639 <text:s/></text:p>
          </table:table-cell>
          <table:table-cell table:style-name="ce42" office:value-type="float" office:value="247133.831688333" calcext:value-type="float">
            <text:p><text:s/>247,134 <text:s/></text:p>
          </table:table-cell>
          <table:table-cell table:style-name="ce42" office:value-type="float" office:value="44551.7362696" calcext:value-type="float">
            <text:p><text:s/>44,552 <text:s/></text:p>
          </table:table-cell>
          <table:table-cell table:style-name="ce42" office:value-type="float" office:value="29508864.4303768" calcext:value-type="float">
            <text:p><text:s/>29,508,864 <text:s/></text:p>
          </table:table-cell>
          <table:table-cell table:style-name="ce42" office:value-type="float" office:value="23991019" calcext:value-type="float">
            <text:p><text:s/>23,991,0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001441.2222222" calcext:value-type="float">
            <text:p><text:s/>24,001,441 <text:s/></text:p>
          </table:table-cell>
          <table:table-cell table:style-name="ce42" office:value-type="float" office:value="23991019" calcext:value-type="float">
            <text:p><text:s/>23,991,0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97586.35555556" calcext:value-type="float">
            <text:p><text:s/>5,397,58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75639.478933333" calcext:value-type="float">
            <text:p><text:s/>175,639 <text:s/></text:p>
          </table:table-cell>
          <table:table-cell table:style-name="ce43" office:value-type="float" office:value="247133.831688333" calcext:value-type="float">
            <text:p><text:s/>247,134 <text:s/></text:p>
          </table:table-cell>
          <table:table-cell table:style-name="ce43" office:value-type="float" office:value="44551.7362696" calcext:value-type="float">
            <text:p><text:s/>44,552 <text:s/></text:p>
          </table:table-cell>
          <table:table-cell table:style-name="ce43" office:value-type="float" office:value="109836.852599004" calcext:value-type="float">
            <text:p><text:s/>109,837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640784.666666667" calcext:value-type="float">
            <text:p><text:s/>640,785 <text:s/></text:p>
          </table:table-cell>
          <table:table-cell table:style-name="ce42" office:value-type="float" office:value="797320.017666667" calcext:value-type="float">
            <text:p><text:s/>797,320 <text:s/></text:p>
          </table:table-cell>
          <table:table-cell table:style-name="ce42" office:value-type="float" office:value="103622.344" calcext:value-type="float">
            <text:p><text:s/>103,622 <text:s/></text:p>
          </table:table-cell>
          <table:table-cell table:style-name="ce42" office:value-type="float" office:value="27063925.4749934" calcext:value-type="float">
            <text:p><text:s/>27,063,92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92420" calcext:value-type="float">
            <text:p><text:s/>1,092,420 <text:s/></text:p>
          </table:table-cell>
          <table:table-cell table:style-name="ce42" office:value-type="float" office:value="500878.937333333" calcext:value-type="float">
            <text:p><text:s/>500,87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640784.666666667" calcext:value-type="float">
            <text:p><text:s/>640,785 <text:s/></text:p>
          </table:table-cell>
          <table:table-cell table:style-name="ce42" office:value-type="float" office:value="797320.017666667" calcext:value-type="float">
            <text:p><text:s/>797,320 <text:s/></text:p>
          </table:table-cell>
          <table:table-cell table:style-name="ce42" office:value-type="float" office:value="103622.344" calcext:value-type="float">
            <text:p><text:s/>103,622 <text:s/></text:p>
          </table:table-cell>
          <table:table-cell table:style-name="ce42" office:value-type="float" office:value="26091900.7576379" calcext:value-type="float">
            <text:p><text:s/>26,091,90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92420" calcext:value-type="float">
            <text:p><text:s/>1,092,420 <text:s/></text:p>
          </table:table-cell>
          <table:table-cell table:style-name="ce42" office:value-type="float" office:value="383293.916422222" calcext:value-type="float">
            <text:p><text:s/>383,29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72024.717355555" calcext:value-type="float">
            <text:p><text:s/>972,02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17585.020911111" calcext:value-type="float">
            <text:p><text:s/>117,58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56803.733333333" calcext:value-type="float">
            <text:p><text:s/>156,804 <text:s/></text:p>
          </table:table-cell>
          <table:table-cell table:style-name="ce42" office:value-type="float" office:value="396602.038" calcext:value-type="float">
            <text:p><text:s/>396,602 <text:s/></text:p>
          </table:table-cell>
          <table:table-cell table:style-name="ce42" office:value-type="float" office:value="29470.5996666667" calcext:value-type="float">
            <text:p><text:s/>29,471 <text:s/></text:p>
          </table:table-cell>
          <table:table-cell table:style-name="ce42" office:value-type="float" office:value="1866130.09100926" calcext:value-type="float">
            <text:p><text:s/>1,866,13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92420" calcext:value-type="float">
            <text:p><text:s/>1,092,420 <text:s/></text:p>
          </table:table-cell>
          <table:table-cell table:style-name="ce42" office:value-type="float" office:value="41180.3973333333" calcext:value-type="float">
            <text:p><text:s/>41,18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7.822222222222" calcext:value-type="float">
            <text:p><text:s/>28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93583.4666666667" calcext:value-type="float">
            <text:p><text:s/>93,583 <text:s/></text:p>
          </table:table-cell>
          <table:table-cell table:style-name="ce42" office:value-type="float" office:value="165150.918333333" calcext:value-type="float">
            <text:p><text:s/>165,151 <text:s/></text:p>
          </table:table-cell>
          <table:table-cell table:style-name="ce42" office:value-type="float" office:value="29470.5996666667" calcext:value-type="float">
            <text:p><text:s/>29,471 <text:s/></text:p>
          </table:table-cell>
          <table:table-cell table:style-name="ce42" office:value-type="float" office:value="9509.28888888889" calcext:value-type="float">
            <text:p><text:s/>9,50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63220.2666666667" calcext:value-type="float">
            <text:p><text:s/>63,220 <text:s/></text:p>
          </table:table-cell>
          <table:table-cell table:style-name="ce42" office:value-type="float" office:value="231451.119666667" calcext:value-type="float">
            <text:p><text:s/>231,45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866666666666667" calcext:value-type="float">
            <text:p><text:s/>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49975.96878704" calcext:value-type="float">
            <text:p><text:s/>1,849,97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92420" calcext:value-type="float">
            <text:p><text:s/>1,092,420 <text:s/></text:p>
          </table:table-cell>
          <table:table-cell table:style-name="ce42" office:value-type="float" office:value="41180.3973333333" calcext:value-type="float">
            <text:p><text:s/>41,18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935.01111111111" calcext:value-type="float">
            <text:p><text:s/>5,93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21.133333333333" calcext:value-type="float">
            <text:p><text:s/>421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513.333333333333" calcext:value-type="float">
            <text:p><text:s/>513 <text:s/></text:p>
          </table:table-cell>
          <table:table-cell table:style-name="ce44" office:value-type="float" office:value="16910.1963333333" calcext:value-type="float">
            <text:p><text:s/>16,910 <text:s/></text:p>
          </table:table-cell>
          <table:table-cell table:style-name="ce44" office:value-type="float" office:value="3081.77333333333" calcext:value-type="float">
            <text:p><text:s/>3,082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07828.121066667" calcext:value-type="float">
            <text:p><text:s/>307,828 <text:s/></text:p>
          </table:table-cell>
          <table:table-cell table:style-name="ce44" office:value-type="float" office:value="136673.951645" calcext:value-type="float">
            <text:p><text:s/>136,674 <text:s/></text:p>
          </table:table-cell>
          <table:table-cell table:style-name="ce44" office:value-type="float" office:value="26518.2347304" calcext:value-type="float">
            <text:p><text:s/>26,518 <text:s/></text:p>
          </table:table-cell>
          <table:table-cell table:style-name="ce44" office:value-type="float" office:value="21017661.9328397" calcext:value-type="float">
            <text:p><text:s/>21,017,662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584914.26" calcext:value-type="float">
            <text:p><text:s/>1,584,914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07828.121066667" calcext:value-type="float">
            <text:p><text:s/>307,828 <text:s/></text:p>
          </table:table-cell>
          <table:table-cell table:style-name="ce44" office:value-type="float" office:value="136673.951645" calcext:value-type="float">
            <text:p><text:s/>136,674 <text:s/></text:p>
          </table:table-cell>
          <table:table-cell table:style-name="ce44" office:value-type="float" office:value="26518.2347304" calcext:value-type="float">
            <text:p><text:s/>26,518 <text:s/></text:p>
          </table:table-cell>
          <table:table-cell table:style-name="ce44" office:value-type="float" office:value="16416697.8115028" calcext:value-type="float">
            <text:p><text:s/>16,416,698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584914.26" calcext:value-type="float">
            <text:p><text:s/>1,584,91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307828.121066667" calcext:value-type="float">
            <text:p><text:s/>307,828 <text:s/></text:p>
          </table:table-cell>
          <table:table-cell table:style-name="ce42" office:value-type="float" office:value="136673.951645" calcext:value-type="float">
            <text:p><text:s/>136,674 <text:s/></text:p>
          </table:table-cell>
          <table:table-cell table:style-name="ce42" office:value-type="float" office:value="26518.2347304" calcext:value-type="float">
            <text:p><text:s/>26,518 <text:s/></text:p>
          </table:table-cell>
          <table:table-cell table:style-name="ce42" office:value-type="float" office:value="5576171.7550584" calcext:value-type="float">
            <text:p><text:s/>5,576,17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32323.401333333" calcext:value-type="float">
            <text:p><text:s/>332,32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361.2804444444" calcext:value-type="float">
            <text:p><text:s/>38,36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5.502666666667" calcext:value-type="float">
            <text:p><text:s/>16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2641.219446671" calcext:value-type="float">
            <text:p><text:s/>512,6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003.02133333333" calcext:value-type="float">
            <text:p><text:s/>4,00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44947.917073085" calcext:value-type="float">
            <text:p><text:s/>944,94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2.397333333333" calcext:value-type="float">
            <text:p><text:s/>10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963.6" calcext:value-type="float">
            <text:p><text:s/>25,96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417.18888888889" calcext:value-type="float">
            <text:p><text:s/>8,41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9094.776328453" calcext:value-type="float">
            <text:p><text:s/>489,09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00.272" calcext:value-type="float">
            <text:p><text:s/>1,70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49.42533333333" calcext:value-type="float">
            <text:p><text:s/>5,1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37.35866666667" calcext:value-type="float">
            <text:p><text:s/>2,8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03524.43485135" calcext:value-type="float">
            <text:p><text:s/>1,203,5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351.72666666667" calcext:value-type="float">
            <text:p><text:s/>3,35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3366.8591688" calcext:value-type="float">
            <text:p><text:s/>1,193,3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24.05333333333" calcext:value-type="float">
            <text:p><text:s/>1,52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193366.85919124" calcext:value-type="float">
            <text:p>( 1,193,367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524.05333333333" calcext:value-type="float">
            <text:p>( 1,524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-0.0000224479999" calcext:value-type="float">
            <text:p>( -0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472.78236100489" calcext:value-type="float">
            <text:p><text:s/>8,4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2.88" calcext:value-type="float">
            <text:p><text:s/>14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84.79332154711" calcext:value-type="float">
            <text:p><text:s/>1,6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84.79333333333" calcext:value-type="float">
            <text:p><text:s/>1,685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5156.611111111" calcext:value-type="float">
            <text:p><text:s/>115,15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86" calcext:value-type="float">
            <text:p><text:s/>1,78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6416.136888889" calcext:value-type="float">
            <text:p><text:s/>116,4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658.848" calcext:value-type="float">
            <text:p><text:s/>10,659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35460.833136622" calcext:value-type="float">
            <text:p><text:s/>235,461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7137.2653333333" calcext:value-type="float">
            <text:p><text:s/>17,1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41907.184444445" calcext:value-type="float">
            <text:p><text:s/>741,90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9407.606666667" calcext:value-type="float">
            <text:p><text:s/>129,40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8233.9533333333" calcext:value-type="float">
            <text:p><text:s/>88,23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09.653333333333" calcext:value-type="float">
            <text:p><text:s/>8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3673.231111111" calcext:value-type="float">
            <text:p><text:s/>653,6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8597.953333333" calcext:value-type="float">
            <text:p><text:s/>128,59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75260.1168888889" calcext:value-type="float">
            <text:p>( 75,260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49706.7613333333" calcext:value-type="float">
            <text:p>( 49,707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284325.692" calcext:value-type="float">
            <text:p>( 284,326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10279.0253333333" calcext:value-type="float">
            <text:p>( 10,279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307828.121066667" calcext:value-type="float">
            <text:p><text:s/>307,828 <text:s/></text:p>
          </table:table-cell>
          <table:table-cell table:style-name="ce42" office:value-type="float" office:value="136673.951645" calcext:value-type="float">
            <text:p><text:s/>136,674 <text:s/></text:p>
          </table:table-cell>
          <table:table-cell table:style-name="ce42" office:value-type="float" office:value="26518.2347304" calcext:value-type="float">
            <text:p><text:s/>26,518 <text:s/></text:p>
          </table:table-cell>
          <table:table-cell table:style-name="ce42" office:value-type="float" office:value="578736.610222222" calcext:value-type="float">
            <text:p><text:s/>578,7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834.0546666667" calcext:value-type="float">
            <text:p><text:s/>26,83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307828.121066667" calcext:value-type="float">
            <text:p><text:s/>307,828 <text:s/></text:p>
          </table:table-cell>
          <table:table-cell table:style-name="ce42" office:value-type="float" office:value="136673.951645" calcext:value-type="float">
            <text:p><text:s/>136,674 <text:s/></text:p>
          </table:table-cell>
          <table:table-cell table:style-name="ce42" office:value-type="float" office:value="26518.2347304" calcext:value-type="float">
            <text:p><text:s/>26,518 <text:s/></text:p>
          </table:table-cell>
          <table:table-cell table:style-name="ce42" office:value-type="float" office:value="516032.488444444" calcext:value-type="float">
            <text:p><text:s/>516,03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647.5106666667" calcext:value-type="float">
            <text:p><text:s/>21,64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2704.1217777778" calcext:value-type="float">
            <text:p><text:s/>62,7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186.544" calcext:value-type="float">
            <text:p><text:s/>5,18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90.666666666667" calcext:value-type="float">
            <text:p>( 191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9798.5693333333" calcext:value-type="float">
            <text:p><text:s/>89,7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821.16933333333" calcext:value-type="float">
            <text:p><text:s/>5,821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1320.8333333333" calcext:value-type="float">
            <text:p><text:s/>21,321 <text:s/>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6953.9351111111" calcext:value-type="float">
            <text:p><text:s/>86,95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853.95733333333" calcext:value-type="float">
            <text:p><text:s/>9,85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326.4062222222" calcext:value-type="float">
            <text:p><text:s/>64,32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47.85066666667" calcext:value-type="float">
            <text:p><text:s/>1,44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8039.737333333" calcext:value-type="float">
            <text:p><text:s/>148,0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7216.370666667" calcext:value-type="float">
            <text:p><text:s/>117,2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38.644444444444" calcext:value-type="float">
            <text:p><text:s/>93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9016.411111111" calcext:value-type="float">
            <text:p><text:s/>149,01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327458.14222222" calcext:value-type="float">
            <text:p><text:s/>7,327,45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055.942222222" calcext:value-type="float">
            <text:p><text:s/>104,05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936144.77777778" calcext:value-type="float">
            <text:p><text:s/>6,936,14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447.3777777778" calcext:value-type="float">
            <text:p><text:s/>46,44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0810.044444444" calcext:value-type="float">
            <text:p><text:s/>240,81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7267.62222222" calcext:value-type="float">
            <text:p><text:s/>1,047,26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91.02222222222" calcext:value-type="float">
            <text:p><text:s/>3,59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043676.6" calcext:value-type="float">
            <text:p><text:s/>1,043,677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25644.756" calcext:value-type="float">
            <text:p><text:s/>1,225,6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435.3226666667" calcext:value-type="float">
            <text:p><text:s/>12,43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2387.552888889" calcext:value-type="float">
            <text:p><text:s/>132,38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056.5306666667" calcext:value-type="float">
            <text:p><text:s/>11,05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44" calcext:value-type="float">
            <text:p><text:s/>5,64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349.9111111111" calcext:value-type="float">
            <text:p><text:s/>11,35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260.6111111111" calcext:value-type="float">
            <text:p><text:s/>17,26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373.0333333333" calcext:value-type="float">
            <text:p><text:s/>11,37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77361.910222222" calcext:value-type="float">
            <text:p><text:s/>877,36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45.42133333333" calcext:value-type="float">
            <text:p><text:s/>1,145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70267.737333333" calcext:value-type="float">
            <text:p><text:s/>170,26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33.370666666667" calcext:value-type="float">
            <text:p><text:s/>233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240155.536" calcext:value-type="float">
            <text:p><text:s/>1,240,156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240155.536" calcext:value-type="float">
            <text:p><text:s/>1,240,15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00964.1213369" calcext:value-type="float">
            <text:p><text:s/>4,600,96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00964.1213369" calcext:value-type="float">
            <text:p><text:s/>4,600,96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297615.27666667" calcext:value-type="float">
            <text:p>( 2,297,615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360421.825679" calcext:value-type="float">
            <text:p><text:s/>22,360,42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686400.893" calcext:value-type="float">
            <text:p><text:s/>21,686,40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74020.932679" calcext:value-type="float">
            <text:p><text:s/>674,02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9年(西元1990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54" office:value-type="float" office:value="24" calcext:value-type="float">
              <text:p>24</text:p>
            </table:table-cell>
            <table:table-cell table:style-name="ce54" office:value-type="float" office:value="25" calcext:value-type="float">
              <text:p>25</text:p>
            </table:table-cell>
            <table:table-cell table:style-name="ce54" office:value-type="float" office:value="26" calcext:value-type="float">
              <text:p>26</text:p>
            </table:table-cell>
            <table:table-cell table:style-name="ce54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2727.333333333" calcext:value-type="float">
            <text:p><text:s/>372,727 <text:s/></text:p>
          </table:table-cell>
          <table:table-cell table:style-name="ce42" office:value-type="float" office:value="1981937.53333333" calcext:value-type="float">
            <text:p><text:s/>1,981,938 <text:s/></text:p>
          </table:table-cell>
          <table:table-cell table:style-name="ce42" office:value-type="float" office:value="348658.266666667" calcext:value-type="float">
            <text:p><text:s/>348,65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2765.333333333" calcext:value-type="float">
            <text:p><text:s/>112,76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631204.835555556" calcext:value-type="float">
            <text:p><text:s/>631,20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76767.1696711111" calcext:value-type="float">
            <text:p><text:s/>-76,767 <text:s/></text:p>
          </table:table-cell>
          <table:table-cell table:style-name="ce42" office:value-type="float" office:value="1340" calcext:value-type="float">
            <text:p><text:s/>1,340 <text:s/></text:p>
          </table:table-cell>
          <table:table-cell table:style-name="ce42" office:value-type="float" office:value="-321419.063333333" calcext:value-type="float">
            <text:p><text:s/>-321,419 <text:s/></text:p>
          </table:table-cell>
          <table:table-cell table:style-name="ce42" office:value-type="float" office:value="192640.933333333" calcext:value-type="float">
            <text:p><text:s/>192,641 <text:s/></text:p>
          </table:table-cell>
          <table:table-cell table:style-name="ce42" office:value-type="float" office:value="288306.885460747" calcext:value-type="float">
            <text:p><text:s/>288,307 <text:s/></text:p>
          </table:table-cell>
          <table:table-cell table:style-name="ce42" office:value-type="float" office:value="-4336.66666666667" calcext:value-type="float">
            <text:p><text:s/>-4,337 <text:s/></text:p>
          </table:table-cell>
          <table:table-cell table:style-name="ce42" office:value-type="float" office:value="-42042.4405558182" calcext:value-type="float">
            <text:p><text:s/>-42,042 <text:s/></text:p>
          </table:table-cell>
          <table:table-cell table:style-name="ce42" office:value-type="float" office:value="-8242.00388862624" calcext:value-type="float">
            <text:p><text:s/>-8,242 <text:s/></text:p>
          </table:table-cell>
          <table:table-cell table:style-name="ce42" office:value-type="float" office:value="136428.777777778" calcext:value-type="float">
            <text:p><text:s/>136,42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76767.1696711111" calcext:value-type="float">
            <text:p><text:s/>76,767 <text:s/></text:p>
          </table:table-cell>
          <table:table-cell table:style-name="ce43" office:value-type="float" office:value="-1340" calcext:value-type="float">
            <text:p><text:s/>-1,340 <text:s/></text:p>
          </table:table-cell>
          <table:table-cell table:style-name="ce43" office:value-type="float" office:value="694146.396666667" calcext:value-type="float">
            <text:p><text:s/>694,146 <text:s/></text:p>
          </table:table-cell>
          <table:table-cell table:style-name="ce43" office:value-type="float" office:value="1789296.6" calcext:value-type="float">
            <text:p><text:s/>1,789,297 <text:s/></text:p>
          </table:table-cell>
          <table:table-cell table:style-name="ce43" office:value-type="float" office:value="60351.3812059194" calcext:value-type="float">
            <text:p><text:s/>60,351 <text:s/></text:p>
          </table:table-cell>
          <table:table-cell table:style-name="ce43" office:value-type="float" office:value="4336.66666666667" calcext:value-type="float">
            <text:p><text:s/>4,337 <text:s/></text:p>
          </table:table-cell>
          <table:table-cell table:style-name="ce43" office:value-type="float" office:value="42042.4405558182" calcext:value-type="float">
            <text:p><text:s/>42,042 <text:s/></text:p>
          </table:table-cell>
          <table:table-cell table:style-name="ce43" office:value-type="float" office:value="-510197.498333596" calcext:value-type="float">
            <text:p><text:s/>-510,197 <text:s/></text:p>
          </table:table-cell>
          <table:table-cell table:style-name="ce43" office:value-type="float" office:value="-136428.777777778" calcext:value-type="float">
            <text:p><text:s/>-136,42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5454.666666667" calcext:value-type="float">
            <text:p><text:s/>745,455 <text:s/></text:p>
          </table:table-cell>
          <table:table-cell table:style-name="ce42" office:value-type="float" office:value="3334.06666666667" calcext:value-type="float">
            <text:p><text:s/>3,334 <text:s/></text:p>
          </table:table-cell>
          <table:table-cell table:style-name="ce42" office:value-type="float" office:value="2550.78120591934" calcext:value-type="float">
            <text:p><text:s/>2,551 <text:s/></text:p>
          </table:table-cell>
          <table:table-cell table:style-name="ce42" office:value-type="float" office:value="560.833333333333" calcext:value-type="float">
            <text:p><text:s/>561 <text:s/></text:p>
          </table:table-cell>
          <table:table-cell table:style-name="ce42" office:value-type="float" office:value="6532.31887510238" calcext:value-type="float">
            <text:p><text:s/>6,532 <text:s/></text:p>
          </table:table-cell>
          <table:table-cell table:style-name="ce42" office:value-type="float" office:value="28671.2366804532" calcext:value-type="float">
            <text:p><text:s/>28,671 <text:s/></text:p>
          </table:table-cell>
          <table:table-cell table:style-name="ce42" office:value-type="float" office:value="231380.388888889" calcext:value-type="float">
            <text:p><text:s/>231,38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422.2222222222" calcext:value-type="float">
            <text:p><text:s/>10,42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422.2222222222" calcext:value-type="float">
            <text:p><text:s/>10,42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762.2222222222" calcext:value-type="float">
            <text:p><text:s/>11,762 <text:s/></text:p>
          </table:table-cell>
          <table:table-cell table:style-name="ce42" office:value-type="float" office:value="2349114.21333333" calcext:value-type="float">
            <text:p><text:s/>2,349,114 <text:s/></text:p>
          </table:table-cell>
          <table:table-cell table:style-name="ce42" office:value-type="float" office:value="2970341.4" calcext:value-type="float">
            <text:p><text:s/>2,970,341 <text:s/></text:p>
          </table:table-cell>
          <table:table-cell table:style-name="ce42" office:value-type="float" office:value="849202.466666667" calcext:value-type="float">
            <text:p><text:s/>849,202 <text:s/></text:p>
          </table:table-cell>
          <table:table-cell table:style-name="ce42" office:value-type="float" office:value="11301.6666666667" calcext:value-type="float">
            <text:p><text:s/>11,302 <text:s/></text:p>
          </table:table-cell>
          <table:table-cell table:style-name="ce42" office:value-type="float" office:value="138087.461608173" calcext:value-type="float">
            <text:p><text:s/>138,087 <text:s/></text:p>
          </table:table-cell>
          <table:table-cell table:style-name="ce42" office:value-type="float" office:value="726678.760614049" calcext:value-type="float">
            <text:p><text:s/>726,679 <text:s/></text:p>
          </table:table-cell>
          <table:table-cell table:style-name="ce42" office:value-type="float" office:value="412748.666666667" calcext:value-type="float">
            <text:p><text:s/>412,74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762.2222222222" calcext:value-type="float">
            <text:p><text:s/>11,762 <text:s/></text:p>
          </table:table-cell>
          <table:table-cell table:style-name="ce42" office:value-type="float" office:value="2349114.21333333" calcext:value-type="float">
            <text:p><text:s/>2,349,114 <text:s/></text:p>
          </table:table-cell>
          <table:table-cell table:style-name="ce42" office:value-type="float" office:value="2284635.684" calcext:value-type="float">
            <text:p><text:s/>2,284,636 <text:s/></text:p>
          </table:table-cell>
          <table:table-cell table:style-name="ce42" office:value-type="float" office:value="656537.818501023" calcext:value-type="float">
            <text:p><text:s/>656,538 <text:s/></text:p>
          </table:table-cell>
          <table:table-cell table:style-name="ce42" office:value-type="float" office:value="11301.6666666667" calcext:value-type="float">
            <text:p><text:s/>11,302 <text:s/></text:p>
          </table:table-cell>
          <table:table-cell table:style-name="ce42" office:value-type="float" office:value="138087.461608173" calcext:value-type="float">
            <text:p><text:s/>138,087 <text:s/></text:p>
          </table:table-cell>
          <table:table-cell table:style-name="ce42" office:value-type="float" office:value="726678.760614049" calcext:value-type="float">
            <text:p><text:s/>726,679 <text:s/></text:p>
          </table:table-cell>
          <table:table-cell table:style-name="ce42" office:value-type="float" office:value="412748.666666667" calcext:value-type="float">
            <text:p><text:s/>412,74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685705.716" calcext:value-type="float">
            <text:p><text:s/>685,706 <text:s/></text:p>
          </table:table-cell>
          <table:table-cell table:style-name="ce43" office:value-type="float" office:value="192664.648165644" calcext:value-type="float">
            <text:p><text:s/>192,66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292.4" calcext:value-type="float">
            <text:p><text:s/>9,292 <text:s/></text:p>
          </table:table-cell>
          <table:table-cell table:style-name="ce42" office:value-type="float" office:value="1156.13333333333" calcext:value-type="float">
            <text:p><text:s/>1,156 <text:s/></text:p>
          </table:table-cell>
          <table:table-cell table:style-name="ce42" office:value-type="float" office:value="3.33333333333333" calcext:value-type="float">
            <text:p><text:s/>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.2222222222222" calcext:value-type="float">
            <text:p><text:s/>54 <text:s/></text:p>
          </table:table-cell>
          <table:table-cell table:style-name="ce42" office:value-type="float" office:value="24.5555555555556" calcext:value-type="float">
            <text:p><text:s/>2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.8666666666667" calcext:value-type="float">
            <text:p><text:s/>14 <text:s/></text:p>
          </table:table-cell>
          <table:table-cell table:style-name="ce42" office:value-type="float" office:value="0.866666666666667" calcext:value-type="float">
            <text:p><text:s/>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.4666666666667" calcext:value-type="float">
            <text:p><text:s/>2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866666666666667" calcext:value-type="float">
            <text:p><text:s/>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83.93333333333" calcext:value-type="float">
            <text:p><text:s/>2,984 <text:s/></text:p>
          </table:table-cell>
          <table:table-cell table:style-name="ce42" office:value-type="float" office:value="519.133333333333" calcext:value-type="float">
            <text:p><text:s/>519 <text:s/></text:p>
          </table:table-cell>
          <table:table-cell table:style-name="ce42" office:value-type="float" office:value="3.33333333333333" calcext:value-type="float">
            <text:p><text:s/>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.2222222222222" calcext:value-type="float">
            <text:p><text:s/>54 <text:s/></text:p>
          </table:table-cell>
          <table:table-cell table:style-name="ce42" office:value-type="float" office:value="23.6111111111111" calcext:value-type="float">
            <text:p><text:s/>2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934.06666666667" calcext:value-type="float">
            <text:p><text:s/>5,934 <text:s/></text:p>
          </table:table-cell>
          <table:table-cell table:style-name="ce42" office:value-type="float" office:value="623.133333333333" calcext:value-type="float">
            <text:p><text:s/>62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30.2" calcext:value-type="float">
            <text:p><text:s/>330 <text:s/></text:p>
          </table:table-cell>
          <table:table-cell table:style-name="ce43" office:value-type="float" office:value="13" calcext:value-type="float">
            <text:p><text:s/>1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76767.1696711111" calcext:value-type="float">
            <text:p><text:s/>76,76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297805.94333333" calcext:value-type="float">
            <text:p><text:s/>2,297,806 <text:s/></text:p>
          </table:table-cell>
          <table:table-cell table:style-name="ce44" office:value-type="float" office:value="4747011.53333333" calcext:value-type="float">
            <text:p><text:s/>4,747,012 <text:s/></text:p>
          </table:table-cell>
          <table:table-cell table:style-name="ce44" office:value-type="float" office:value="905846.933333333" calcext:value-type="float">
            <text:p><text:s/>905,847 <text:s/></text:p>
          </table:table-cell>
          <table:table-cell table:style-name="ce44" office:value-type="float" office:value="15074.1666666667" calcext:value-type="float">
            <text:p><text:s/>15,074 <text:s/></text:p>
          </table:table-cell>
          <table:table-cell table:style-name="ce44" office:value-type="float" office:value="173597.583288889" calcext:value-type="float">
            <text:p><text:s/>173,598 <text:s/></text:p>
          </table:table-cell>
          <table:table-cell table:style-name="ce44" office:value-type="float" office:value="187755.803377778" calcext:value-type="float">
            <text:p><text:s/>187,756 <text:s/></text:p>
          </table:table-cell>
          <table:table-cell table:style-name="ce44" office:value-type="float" office:value="44914.9444444444" calcext:value-type="float">
            <text:p><text:s/>44,915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76767.1696711111" calcext:value-type="float">
            <text:p><text:s/>76,76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90.666666666667" calcext:value-type="float">
            <text:p><text:s/>191 <text:s/></text:p>
          </table:table-cell>
          <table:table-cell table:style-name="ce44" office:value-type="float" office:value="4747011.53333333" calcext:value-type="float">
            <text:p><text:s/>4,747,012 <text:s/></text:p>
          </table:table-cell>
          <table:table-cell table:style-name="ce44" office:value-type="float" office:value="905846.933333333" calcext:value-type="float">
            <text:p><text:s/>905,847 <text:s/></text:p>
          </table:table-cell>
          <table:table-cell table:style-name="ce44" office:value-type="float" office:value="15074.1666666667" calcext:value-type="float">
            <text:p><text:s/>15,074 <text:s/></text:p>
          </table:table-cell>
          <table:table-cell table:style-name="ce44" office:value-type="float" office:value="173597.583288889" calcext:value-type="float">
            <text:p><text:s/>173,598 <text:s/></text:p>
          </table:table-cell>
          <table:table-cell table:style-name="ce44" office:value-type="float" office:value="187755.803377778" calcext:value-type="float">
            <text:p><text:s/>187,756 <text:s/></text:p>
          </table:table-cell>
          <table:table-cell table:style-name="ce44" office:value-type="float" office:value="44914.9444444444" calcext:value-type="float">
            <text:p><text:s/>44,91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56947.8562311111" calcext:value-type="float">
            <text:p><text:s/>56,9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0.666666666667" calcext:value-type="float">
            <text:p><text:s/>191 <text:s/></text:p>
          </table:table-cell>
          <table:table-cell table:style-name="ce42" office:value-type="float" office:value="37958.2666666667" calcext:value-type="float">
            <text:p><text:s/>37,958 <text:s/></text:p>
          </table:table-cell>
          <table:table-cell table:style-name="ce42" office:value-type="float" office:value="6361.33333333333" calcext:value-type="float">
            <text:p><text:s/>6,36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13.94444444444" calcext:value-type="float">
            <text:p><text:s/>8,31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7.2" calcext:value-type="float">
            <text:p><text:s/>187 <text:s/></text:p>
          </table:table-cell>
          <table:table-cell table:style-name="ce42" office:value-type="float" office:value="84.0666666666667" calcext:value-type="float">
            <text:p><text:s/>8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22.916488888889" calcext:value-type="float">
            <text:p><text:s/>12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32.6" calcext:value-type="float">
            <text:p><text:s/>5,333 <text:s/></text:p>
          </table:table-cell>
          <table:table-cell table:style-name="ce42" office:value-type="float" office:value="273" calcext:value-type="float">
            <text:p><text:s/>27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3.444444444444" calcext:value-type="float">
            <text:p><text:s/>38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51.8" calcext:value-type="float">
            <text:p><text:s/>1,152 <text:s/></text:p>
          </table:table-cell>
          <table:table-cell table:style-name="ce42" office:value-type="float" office:value="89.2666666666667" calcext:value-type="float">
            <text:p><text:s/>8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.3888888888889" calcext:value-type="float">
            <text:p><text:s/>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5.466666666667" calcext:value-type="float">
            <text:p><text:s/>315 <text:s/></text:p>
          </table:table-cell>
          <table:table-cell table:style-name="ce42" office:value-type="float" office:value="15.6" calcext:value-type="float">
            <text:p><text:s/>1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.2222222222222" calcext:value-type="float">
            <text:p><text:s/>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2.266666666667" calcext:value-type="float">
            <text:p><text:s/>492 <text:s/></text:p>
          </table:table-cell>
          <table:table-cell table:style-name="ce42" office:value-type="float" office:value="38.1333333333333" calcext:value-type="float">
            <text:p><text:s/>3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.83333333333333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82.6" calcext:value-type="float">
            <text:p><text:s/>2,083 <text:s/></text:p>
          </table:table-cell>
          <table:table-cell table:style-name="ce42" office:value-type="float" office:value="130.866666666667" calcext:value-type="float">
            <text:p><text:s/>13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.944444444444" calcext:value-type="float">
            <text:p><text:s/>12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7.6" calcext:value-type="float">
            <text:p><text:s/>198 <text:s/></text:p>
          </table:table-cell>
          <table:table-cell table:style-name="ce42" office:value-type="float" office:value="13" calcext:value-type="float">
            <text:p><text:s/>1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88888888888889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6.86666666667" calcext:value-type="float">
            <text:p><text:s/>1,067 <text:s/></text:p>
          </table:table-cell>
          <table:table-cell table:style-name="ce42" office:value-type="float" office:value="101.4" calcext:value-type="float">
            <text:p><text:s/>10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69.944444444445" calcext:value-type="float">
            <text:p><text:s/>97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6.86666666667" calcext:value-type="float">
            <text:p><text:s/>1,067 <text:s/></text:p>
          </table:table-cell>
          <table:table-cell table:style-name="ce42" office:value-type="float" office:value="101.4" calcext:value-type="float">
            <text:p><text:s/>10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69.944444444445" calcext:value-type="float">
            <text:p><text:s/>97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066.86666666667" calcext:value-type="float">
            <text:p>( 1,067 <text:s/>)</text:p>
          </table:table-cell>
          <table:table-cell table:style-name="ce45" office:value-type="float" office:value="101.4" calcext:value-type="float">
            <text:p>( 101 <text:s/>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969.944444444445" calcext:value-type="float">
            <text:p>( 970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83.73333333333" calcext:value-type="float">
            <text:p><text:s/>1,484 <text:s/></text:p>
          </table:table-cell>
          <table:table-cell table:style-name="ce42" office:value-type="float" office:value="84.9333333333333" calcext:value-type="float">
            <text:p><text:s/>8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.7222222222222" calcext:value-type="float">
            <text:p><text:s/>2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6" calcext:value-type="float">
            <text:p><text:s/>416 <text:s/></text:p>
          </table:table-cell>
          <table:table-cell table:style-name="ce42" office:value-type="float" office:value="32.9333333333333" calcext:value-type="float">
            <text:p><text:s/>3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781.86666666667" calcext:value-type="float">
            <text:p><text:s/>1,782 <text:s/></text:p>
          </table:table-cell>
          <table:table-cell table:style-name="ce46" office:value-type="float" office:value="154.266666666667" calcext:value-type="float">
            <text:p><text:s/>154 <text:s/>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53997.8604977778" calcext:value-type="float">
            <text:p><text:s/>53,99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57" calcext:value-type="float">
            <text:p><text:s/>1,157 <text:s/></text:p>
          </table:table-cell>
          <table:table-cell table:style-name="ce42" office:value-type="float" office:value="66.7333333333333" calcext:value-type="float">
            <text:p><text:s/>6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2" calcext:value-type="float">
            <text:p><text:s/>27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81.2" calcext:value-type="float">
            <text:p><text:s/>681 <text:s/></text:p>
          </table:table-cell>
          <table:table-cell table:style-name="ce42" office:value-type="float" office:value="14.7333333333333" calcext:value-type="float">
            <text:p><text:s/>1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.83333333333333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53997.8604977778" calcext:value-type="float">
            <text:p><text:s/>53,99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5.8" calcext:value-type="float">
            <text:p><text:s/>476 <text:s/></text:p>
          </table:table-cell>
          <table:table-cell table:style-name="ce42" office:value-type="float" office:value="52" calcext:value-type="float">
            <text:p><text:s/>5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9.166666666667" calcext:value-type="float">
            <text:p><text:s/>26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24994.7445511111" calcext:value-type="float">
            <text:p>( 24,995 <text:s/>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74.5333333333333" calcext:value-type="float">
            <text:p>( 75 <text:s/>)</text:p>
          </table:table-cell>
          <table:table-cell table:style-name="ce45" office:value-type="float" office:value="11.2666666666667" calcext:value-type="float">
            <text:p>( 11 <text:s/>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.88888888888889" calcext:value-type="float">
            <text:p>( 2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2251.31253333333" calcext:value-type="float">
            <text:p>( 2,251 <text:s/>)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97.0666666666667" calcext:value-type="float">
            <text:p>( 97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245.555555555556" calcext:value-type="float">
            <text:p>( 246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58.2236" calcext:value-type="float">
            <text:p><text:s/>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0.666666666667" calcext:value-type="float">
            <text:p><text:s/>191 <text:s/></text:p>
          </table:table-cell>
          <table:table-cell table:style-name="ce42" office:value-type="float" office:value="1523.6" calcext:value-type="float">
            <text:p><text:s/>1,524 <text:s/></text:p>
          </table:table-cell>
          <table:table-cell table:style-name="ce42" office:value-type="float" office:value="94.4666666666667" calcext:value-type="float">
            <text:p><text:s/>9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62.77777777778" calcext:value-type="float">
            <text:p><text:s/>5,56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35" calcext:value-type="float">
            <text:p><text:s/>1,235 <text:s/></text:p>
          </table:table-cell>
          <table:table-cell table:style-name="ce42" office:value-type="float" office:value="73.6666666666667" calcext:value-type="float">
            <text:p><text:s/>7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62.77777777778" calcext:value-type="float">
            <text:p><text:s/>5,56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58.2236" calcext:value-type="float">
            <text:p><text:s/>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0.666666666667" calcext:value-type="float">
            <text:p><text:s/>191 <text:s/></text:p>
          </table:table-cell>
          <table:table-cell table:style-name="ce42" office:value-type="float" office:value="288.6" calcext:value-type="float">
            <text:p><text:s/>289 <text:s/></text:p>
          </table:table-cell>
          <table:table-cell table:style-name="ce42" office:value-type="float" office:value="20.8" calcext:value-type="float">
            <text:p><text:s/>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90.666666666667" calcext:value-type="float">
            <text:p>( 19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92.2" calcext:value-type="float">
            <text:p><text:s/>1,292 <text:s/></text:p>
          </table:table-cell>
          <table:table-cell table:style-name="ce42" office:value-type="float" office:value="125.666666666667" calcext:value-type="float">
            <text:p><text:s/>12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8.666666666667" calcext:value-type="float">
            <text:p><text:s/>669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397.06666666667" calcext:value-type="float">
            <text:p><text:s/>1,397 <text:s/></text:p>
          </table:table-cell>
          <table:table-cell table:style-name="ce46" office:value-type="float" office:value="136.066666666667" calcext:value-type="float">
            <text:p><text:s/>136 <text:s/>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.83333333333333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2768.85564444444" calcext:value-type="float">
            <text:p><text:s/>2,76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334.46666666667" calcext:value-type="float">
            <text:p><text:s/>6,334 <text:s/></text:p>
          </table:table-cell>
          <table:table-cell table:style-name="ce42" office:value-type="float" office:value="428.133333333333" calcext:value-type="float">
            <text:p><text:s/>42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.8888888888889" calcext:value-type="float">
            <text:p><text:s/>5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734" calcext:value-type="float">
            <text:p><text:s/>6,734 <text:s/></text:p>
          </table:table-cell>
          <table:table-cell table:style-name="ce42" office:value-type="float" office:value="3955.46666666667" calcext:value-type="float">
            <text:p><text:s/>3,95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4.333333333333" calcext:value-type="float">
            <text:p><text:s/>1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28.333333333333" calcext:value-type="float">
            <text:p><text:s/>628 <text:s/></text:p>
          </table:table-cell>
          <table:table-cell table:style-name="ce42" office:value-type="float" office:value="52.8666666666667" calcext:value-type="float">
            <text:p><text:s/>5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.2777777777778" calcext:value-type="float">
            <text:p><text:s/>4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32.333333333333" calcext:value-type="float">
            <text:p><text:s/>732 <text:s/></text:p>
          </table:table-cell>
          <table:table-cell table:style-name="ce42" office:value-type="float" office:value="131.733333333333" calcext:value-type="float">
            <text:p><text:s/>13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51.26666666667" calcext:value-type="float">
            <text:p><text:s/>3,651 <text:s/></text:p>
          </table:table-cell>
          <table:table-cell table:style-name="ce42" office:value-type="float" office:value="352.733333333333" calcext:value-type="float">
            <text:p><text:s/>35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.83333333333333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35430.46666667" calcext:value-type="float">
            <text:p><text:s/>4,535,430 <text:s/></text:p>
          </table:table-cell>
          <table:table-cell table:style-name="ce42" office:value-type="float" office:value="846807" calcext:value-type="float">
            <text:p><text:s/>846,807 <text:s/></text:p>
          </table:table-cell>
          <table:table-cell table:style-name="ce42" office:value-type="float" office:value="1301.66666666667" calcext:value-type="float">
            <text:p><text:s/>1,3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2754.275555556" calcext:value-type="float">
            <text:p><text:s/>102,75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01.66666666667" calcext:value-type="float">
            <text:p><text:s/>1,3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2754.275555556" calcext:value-type="float">
            <text:p><text:s/>102,75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35430.46666667" calcext:value-type="float">
            <text:p><text:s/>4,535,430 <text:s/></text:p>
          </table:table-cell>
          <table:table-cell table:style-name="ce42" office:value-type="float" office:value="846807" calcext:value-type="float">
            <text:p><text:s/>846,80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0.933333333333" calcext:value-type="float">
            <text:p><text:s/>631 <text:s/></text:p>
          </table:table-cell>
          <table:table-cell table:style-name="ce42" office:value-type="float" office:value="31.2" calcext:value-type="float">
            <text:p><text:s/>3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2.3333333333333" calcext:value-type="float">
            <text:p><text:s/>6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25.733333333333" calcext:value-type="float">
            <text:p><text:s/>626 <text:s/></text:p>
          </table:table-cell>
          <table:table-cell table:style-name="ce42" office:value-type="float" office:value="31.2" calcext:value-type="float">
            <text:p><text:s/>3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.4444444444444" calcext:value-type="float">
            <text:p><text:s/>60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.2" calcext:value-type="float">
            <text:p><text:s/>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.88888888888889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3513.0506311111" calcext:value-type="float">
            <text:p><text:s/>13,51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2991.866666667" calcext:value-type="float">
            <text:p><text:s/>172,992 <text:s/></text:p>
          </table:table-cell>
          <table:table-cell table:style-name="ce42" office:value-type="float" office:value="52647.4" calcext:value-type="float">
            <text:p><text:s/>52,647 <text:s/></text:p>
          </table:table-cell>
          <table:table-cell table:style-name="ce42" office:value-type="float" office:value="13772.5" calcext:value-type="float">
            <text:p><text:s/>13,773 <text:s/></text:p>
          </table:table-cell>
          <table:table-cell table:style-name="ce42" office:value-type="float" office:value="173597.583288889" calcext:value-type="float">
            <text:p><text:s/>173,598 <text:s/></text:p>
          </table:table-cell>
          <table:table-cell table:style-name="ce42" office:value-type="float" office:value="85001.5278222222" calcext:value-type="float">
            <text:p><text:s/>85,002 <text:s/></text:p>
          </table:table-cell>
          <table:table-cell table:style-name="ce42" office:value-type="float" office:value="36538.6666666667" calcext:value-type="float">
            <text:p><text:s/>36,53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2014.7633244444" calcext:value-type="float">
            <text:p><text:s/>12,01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2897.1111111111" calcext:value-type="float">
            <text:p><text:s/>22,89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75.5555555555556" calcext:value-type="float">
            <text:p><text:s/>7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2.533333333333" calcext:value-type="float">
            <text:p><text:s/>153 <text:s/></text:p>
          </table:table-cell>
          <table:table-cell table:style-name="ce42" office:value-type="float" office:value="52.8666666666667" calcext:value-type="float">
            <text:p><text:s/>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730.3333333333" calcext:value-type="float">
            <text:p><text:s/>11,730 <text:s/></text:p>
          </table:table-cell>
          <table:table-cell table:style-name="ce42" office:value-type="float" office:value="533" calcext:value-type="float">
            <text:p><text:s/>53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56.66666666667" calcext:value-type="float">
            <text:p><text:s/>6,457 <text:s/></text:p>
          </table:table-cell>
          <table:table-cell table:style-name="ce42" office:value-type="float" office:value="897" calcext:value-type="float">
            <text:p><text:s/>89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244.69118222222" calcext:value-type="float">
            <text:p><text:s/>1,24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3784.266666667" calcext:value-type="float">
            <text:p><text:s/>123,784 <text:s/></text:p>
          </table:table-cell>
          <table:table-cell table:style-name="ce42" office:value-type="float" office:value="48434.5333333333" calcext:value-type="float">
            <text:p><text:s/>48,435 <text:s/></text:p>
          </table:table-cell>
          <table:table-cell table:style-name="ce42" office:value-type="float" office:value="13772.5" calcext:value-type="float">
            <text:p><text:s/>13,773 <text:s/></text:p>
          </table:table-cell>
          <table:table-cell table:style-name="ce42" office:value-type="float" office:value="173597.583288889" calcext:value-type="float">
            <text:p><text:s/>173,598 <text:s/></text:p>
          </table:table-cell>
          <table:table-cell table:style-name="ce42" office:value-type="float" office:value="85001.5278222222" calcext:value-type="float">
            <text:p><text:s/>85,002 <text:s/></text:p>
          </table:table-cell>
          <table:table-cell table:style-name="ce42" office:value-type="float" office:value="10100.8333333333" calcext:value-type="float">
            <text:p><text:s/>10,10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253.596124444444" calcext:value-type="float">
            <text:p><text:s/>254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0868.0666666667" calcext:value-type="float">
            <text:p><text:s/>30,868 <text:s/></text:p>
          </table:table-cell>
          <table:table-cell table:style-name="ce43" office:value-type="float" office:value="2730" calcext:value-type="float">
            <text:p><text:s/>2,73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463.27777777778" calcext:value-type="float">
            <text:p><text:s/>3,463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6306.26280888889" calcext:value-type="float">
            <text:p><text:s/>6,306 <text:s/></text:p>
          </table:table-cell>
          <table:table-cell table:number-columns-repeated="8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97615.27666667" calcext:value-type="float">
            <text:p><text:s/>2,297,61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97615.27666667" calcext:value-type="float">
            <text:p><text:s/>2,297,61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297615.27666667" calcext:value-type="float">
            <text:p>( 2,297,61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2" table:number-columns-repeated="9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9年(西元1990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865641.333333333" calcext:value-type="float">
            <text:p><text:s/>865,641 <text:s/></text:p>
          </table:table-cell>
          <table:table-cell table:style-name="ce42" office:value-type="float" office:value="2497145.77777778" calcext:value-type="float">
            <text:p><text:s/>2,497,1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4749.866666667" calcext:value-type="float">
            <text:p><text:s/>154,750 <text:s/></text:p>
          </table:table-cell>
          <table:table-cell table:style-name="ce42" office:value-type="float" office:value="44.4444444444444" calcext:value-type="float">
            <text:p><text:s/>44 <text:s/></text:p>
          </table:table-cell>
          <table:table-cell table:style-name="ce42" office:value-type="float" office:value="215383.173213147" calcext:value-type="float">
            <text:p><text:s/>215,38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344.8222222222" calcext:value-type="float">
            <text:p><text:s/>17,345 <text:s/></text:p>
          </table:table-cell>
          <table:table-cell table:style-name="ce42" office:value-type="float" office:value="88168" calcext:value-type="float">
            <text:p><text:s/>88,16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0935.555555556" calcext:value-type="float">
            <text:p><text:s/>210,93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4590.933333333" calcext:value-type="float">
            <text:p><text:s/>114,591 <text:s/></text:p>
          </table:table-cell>
          <table:table-cell table:style-name="ce42" office:value-type="float" office:value="50877.7777777778" calcext:value-type="float">
            <text:p><text:s/>50,878 <text:s/></text:p>
          </table:table-cell>
          <table:table-cell table:style-name="ce42" office:value-type="float" office:value="12280.2501576874" calcext:value-type="float">
            <text:p><text:s/>12,2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457.4" calcext:value-type="float">
            <text:p><text:s/>16,457 <text:s/></text:p>
          </table:table-cell>
          <table:table-cell table:style-name="ce42" office:value-type="float" office:value="174830.352657005" calcext:value-type="float">
            <text:p><text:s/>174,83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121909.333333333" calcext:value-type="float">
            <text:p><text:s/>121,909 <text:s/></text:p>
          </table:table-cell>
          <table:table-cell table:style-name="ce42" office:value-type="float" office:value="1576264.62222222" calcext:value-type="float">
            <text:p><text:s/>1,576,2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93.33333333333" calcext:value-type="float">
            <text:p><text:s/>2,29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329690.044444444" calcext:value-type="float">
            <text:p><text:s/>329,690 <text:s/></text:p>
          </table:table-cell>
          <table:table-cell table:style-name="ce42" office:value-type="float" office:value="-274086.321367522" calcext:value-type="float">
            <text:p><text:s/>-274,08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944.1056105611" calcext:value-type="float">
            <text:p><text:s/>40,944 <text:s/></text:p>
          </table:table-cell>
          <table:table-cell table:style-name="ce42" office:value-type="float" office:value="55153.3333333333" calcext:value-type="float">
            <text:p><text:s/>55,153 <text:s/></text:p>
          </table:table-cell>
          <table:table-cell table:style-name="ce42" office:value-type="float" office:value="3652.92222222223" calcext:value-type="float">
            <text:p><text:s/>3,65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6544.51111111111" calcext:value-type="float">
            <text:p><text:s/>-6,545 <text:s/></text:p>
          </table:table-cell>
          <table:table-cell table:style-name="ce42" office:value-type="float" office:value="6869.31111111118" calcext:value-type="float">
            <text:p><text:s/>6,86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414041.955555556" calcext:value-type="float">
            <text:p><text:s/>414,042 <text:s/></text:p>
          </table:table-cell>
          <table:table-cell table:style-name="ce43" office:value-type="float" office:value="984031.921367521" calcext:value-type="float">
            <text:p><text:s/>984,03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3078.50561056107" calcext:value-type="float">
            <text:p><text:s/>-3,079 <text:s/></text:p>
          </table:table-cell>
          <table:table-cell table:style-name="ce43" office:value-type="float" office:value="-105986.666666667" calcext:value-type="float">
            <text:p><text:s/>-105,987 <text:s/></text:p>
          </table:table-cell>
          <table:table-cell table:style-name="ce43" office:value-type="float" office:value="199450.000833237" calcext:value-type="float">
            <text:p><text:s/>199,45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7431.93333333333" calcext:value-type="float">
            <text:p><text:s/>7,432 <text:s/></text:p>
          </table:table-cell>
          <table:table-cell table:style-name="ce43" office:value-type="float" office:value="-93531.663768116" calcext:value-type="float">
            <text:p><text:s/>-93,53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38218.4" calcext:value-type="float">
            <text:p><text:s/>38,218 <text:s/></text:p>
          </table:table-cell>
          <table:table-cell table:style-name="ce42" office:value-type="float" office:value="1891329.78803419" calcext:value-type="float">
            <text:p><text:s/>1,891,3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.2" calcext:value-type="float">
            <text:p><text:s/>1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621.85555555556" calcext:value-type="float">
            <text:p><text:s/>8,62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7595.788888889" calcext:value-type="float">
            <text:p><text:s/>117,59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272775.778273191" calcext:value-type="float">
            <text:p><text:s/>272,776 <text:s/></text:p>
          </table:table-cell>
          <table:table-cell table:style-name="ce42" office:value-type="float" office:value="5234647.42988137" calcext:value-type="float">
            <text:p><text:s/>5,234,64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72756" calcext:value-type="float">
            <text:p><text:s/>272,756 <text:s/></text:p>
          </table:table-cell>
          <table:table-cell table:style-name="ce42" office:value-type="float" office:value="5124830.35555556" calcext:value-type="float">
            <text:p><text:s/>5,124,83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9.7782731911111" calcext:value-type="float">
            <text:p><text:s/>20 <text:s/></text:p>
          </table:table-cell>
          <table:table-cell table:style-name="ce43" office:value-type="float" office:value="109817.074325813" calcext:value-type="float">
            <text:p><text:s/>109,817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3997168.26666667" calcext:value-type="float">
            <text:p><text:s/>3,997,168 <text:s/></text:p>
          </table:table-cell>
          <table:table-cell table:style-name="ce42" office:value-type="float" office:value="12325681.6" calcext:value-type="float">
            <text:p><text:s/>12,325,68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1537.95379538" calcext:value-type="float">
            <text:p><text:s/>371,538 <text:s/></text:p>
          </table:table-cell>
          <table:table-cell table:style-name="ce42" office:value-type="float" office:value="635753.333333333" calcext:value-type="float">
            <text:p><text:s/>635,753 <text:s/></text:p>
          </table:table-cell>
          <table:table-cell table:style-name="ce42" office:value-type="float" office:value="76343.4" calcext:value-type="float">
            <text:p><text:s/>76,34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8803.777777778" calcext:value-type="float">
            <text:p><text:s/>128,804 <text:s/></text:p>
          </table:table-cell>
          <table:table-cell table:style-name="ce42" office:value-type="float" office:value="1315303.81497585" calcext:value-type="float">
            <text:p><text:s/>1,315,30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3921436.23022222" calcext:value-type="float">
            <text:p><text:s/>3,921,436 <text:s/></text:p>
          </table:table-cell>
          <table:table-cell table:style-name="ce42" office:value-type="float" office:value="12325681.6" calcext:value-type="float">
            <text:p><text:s/>12,325,68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1537.95379538" calcext:value-type="float">
            <text:p><text:s/>371,538 <text:s/></text:p>
          </table:table-cell>
          <table:table-cell table:style-name="ce42" office:value-type="float" office:value="635753.333333333" calcext:value-type="float">
            <text:p><text:s/>635,753 <text:s/></text:p>
          </table:table-cell>
          <table:table-cell table:style-name="ce42" office:value-type="float" office:value="76343.4" calcext:value-type="float">
            <text:p><text:s/>76,34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8803.777777778" calcext:value-type="float">
            <text:p><text:s/>128,804 <text:s/></text:p>
          </table:table-cell>
          <table:table-cell table:style-name="ce42" office:value-type="float" office:value="1222301.87097585" calcext:value-type="float">
            <text:p><text:s/>1,222,30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75732.0364444444" calcext:value-type="float">
            <text:p><text:s/>75,732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93001.944" calcext:value-type="float">
            <text:p><text:s/>93,00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7435.4666666667" calcext:value-type="float">
            <text:p><text:s/>27,435 <text:s/></text:p>
          </table:table-cell>
          <table:table-cell table:style-name="ce42" office:value-type="float" office:value="695719.71589815" calcext:value-type="float">
            <text:p><text:s/>695,7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22.4888888888889" calcext:value-type="float">
            <text:p><text:s/>22 <text:s/></text:p>
          </table:table-cell>
          <table:table-cell table:style-name="ce42" office:value-type="float" office:value="251.466666666667" calcext:value-type="float">
            <text:p><text:s/>25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78.133333333333" calcext:value-type="float">
            <text:p><text:s/>478 <text:s/></text:p>
          </table:table-cell>
          <table:table-cell table:style-name="ce42" office:value-type="float" office:value="9001.68888888889" calcext:value-type="float">
            <text:p><text:s/>9,00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26843.9111111111" calcext:value-type="float">
            <text:p><text:s/>26,844 <text:s/></text:p>
          </table:table-cell>
          <table:table-cell table:style-name="ce42" office:value-type="float" office:value="686466.560342594" calcext:value-type="float">
            <text:p><text:s/>686,46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90.9333333333333" calcext:value-type="float">
            <text:p><text:s/>91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072780.57728237" calcext:value-type="float">
            <text:p><text:s/>4,072,781 <text:s/></text:p>
          </table:table-cell>
          <table:table-cell table:style-name="ce44" office:value-type="float" office:value="5488016.58755382" calcext:value-type="float">
            <text:p><text:s/>5,488,01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68440.248184818" calcext:value-type="float">
            <text:p><text:s/>368,440 <text:s/></text:p>
          </table:table-cell>
          <table:table-cell table:style-name="ce44" office:value-type="float" office:value="529766.666666667" calcext:value-type="float">
            <text:p><text:s/>529,767 <text:s/></text:p>
          </table:table-cell>
          <table:table-cell table:style-name="ce44" office:value-type="float" office:value="267171.545277682" calcext:value-type="float">
            <text:p><text:s/>267,17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36235.711111111" calcext:value-type="float">
            <text:p><text:s/>136,236 <text:s/></text:p>
          </table:table-cell>
          <table:table-cell table:style-name="ce44" office:value-type="float" office:value="1104176.36231884" calcext:value-type="float">
            <text:p><text:s/>1,104,176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072780.57728237" calcext:value-type="float">
            <text:p><text:s/>4,072,781 <text:s/></text:p>
          </table:table-cell>
          <table:table-cell table:style-name="ce44" office:value-type="float" office:value="5488016.58755382" calcext:value-type="float">
            <text:p><text:s/>5,488,017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02441.688888889" calcext:value-type="float">
            <text:p><text:s/>102,442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47929.021726809" calcext:value-type="float">
            <text:p><text:s/>247,929 <text:s/></text:p>
          </table:table-cell>
          <table:table-cell table:style-name="ce42" office:value-type="float" office:value="4847014.76533159" calcext:value-type="float">
            <text:p><text:s/>4,847,01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2441.688888889" calcext:value-type="float">
            <text:p><text:s/>102,44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23359.1111111111" calcext:value-type="float">
            <text:p><text:s/>23,359 <text:s/></text:p>
          </table:table-cell>
          <table:table-cell table:style-name="ce42" office:value-type="float" office:value="14649.4666666667" calcext:value-type="float">
            <text:p><text:s/>14,64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28669.4222222222" calcext:value-type="float">
            <text:p><text:s/>28,669 <text:s/></text:p>
          </table:table-cell>
          <table:table-cell table:style-name="ce42" office:value-type="float" office:value="474252.731446671" calcext:value-type="float">
            <text:p><text:s/>474,25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6076.88888888889" calcext:value-type="float">
            <text:p><text:s/>6,077 <text:s/></text:p>
          </table:table-cell>
          <table:table-cell table:style-name="ce42" office:value-type="float" office:value="937606.441961974" calcext:value-type="float">
            <text:p><text:s/>937,60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314.844444444444" calcext:value-type="float">
            <text:p><text:s/>315 <text:s/></text:p>
          </table:table-cell>
          <table:table-cell table:style-name="ce42" office:value-type="float" office:value="25303.0666666667" calcext:value-type="float">
            <text:p><text:s/>25,30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1352.26666666667" calcext:value-type="float">
            <text:p><text:s/>1,352 <text:s/></text:p>
          </table:table-cell>
          <table:table-cell table:style-name="ce42" office:value-type="float" office:value="6569.82222222222" calcext:value-type="float">
            <text:p><text:s/>6,57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5527.15506014222" calcext:value-type="float">
            <text:p><text:s/>5,527 <text:s/></text:p>
          </table:table-cell>
          <table:table-cell table:style-name="ce42" office:value-type="float" office:value="441124.804823866" calcext:value-type="float">
            <text:p><text:s/>441,12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540" calcext:value-type="float">
            <text:p><text:s/>38,54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772.444444444445" calcext:value-type="float">
            <text:p><text:s/>772 <text:s/></text:p>
          </table:table-cell>
          <table:table-cell table:style-name="ce42" office:value-type="float" office:value="1340.13333333333" calcext:value-type="float">
            <text:p><text:s/>1,3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8073.9555555556" calcext:value-type="float">
            <text:p><text:s/>28,074 <text:s/></text:p>
          </table:table-cell>
          <table:table-cell table:style-name="ce42" office:value-type="float" office:value="1170061.94151802" calcext:value-type="float">
            <text:p><text:s/>1,170,06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28073.9555555556" calcext:value-type="float">
            <text:p><text:s/>28,074 <text:s/></text:p>
          </table:table-cell>
          <table:table-cell table:style-name="ce42" office:value-type="float" office:value="1161732.0391688" calcext:value-type="float">
            <text:p><text:s/>1,161,7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8073.9555555556" calcext:value-type="float">
            <text:p>( 28,074 <text:s/>)</text:p>
          </table:table-cell>
          <table:table-cell table:style-name="ce45" office:value-type="float" office:value="1161732.03919124" calcext:value-type="float">
            <text:p>( 1,161,732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-0.0000224479999" calcext:value-type="float">
            <text:p>( -0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329.90236100489" calcext:value-type="float">
            <text:p><text:s/>8,33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0.000011786222179" calcext:value-type="float">
            <text:p><text:s/>-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5660.35555555556" calcext:value-type="float">
            <text:p><text:s/>5,660 <text:s/></text:p>
          </table:table-cell>
          <table:table-cell table:style-name="ce42" office:value-type="float" office:value="106204.8" calcext:value-type="float">
            <text:p><text:s/>106,20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916.177777777778" calcext:value-type="float">
            <text:p><text:s/>916 <text:s/></text:p>
          </table:table-cell>
          <table:table-cell table:style-name="ce42" office:value-type="float" office:value="104425.111111111" calcext:value-type="float">
            <text:p><text:s/>104,42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3530.75555555556" calcext:value-type="float">
            <text:p><text:s/>3,531 <text:s/></text:p>
          </table:table-cell>
          <table:table-cell table:style-name="ce46" office:value-type="float" office:value="213010.001136622" calcext:value-type="float">
            <text:p><text:s/>213,010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32813.2444444444" calcext:value-type="float">
            <text:p><text:s/>32,813 <text:s/></text:p>
          </table:table-cell>
          <table:table-cell table:style-name="ce42" office:value-type="float" office:value="514355.644444444" calcext:value-type="float">
            <text:p><text:s/>514,35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3901.6888888889" calcext:value-type="float">
            <text:p><text:s/>63,90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23425.6" calcext:value-type="float">
            <text:p><text:s/>23,426 <text:s/></text:p>
          </table:table-cell>
          <table:table-cell table:style-name="ce42" office:value-type="float" office:value="46661.3777777778" calcext:value-type="float">
            <text:p><text:s/>46,66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653.2888888889" calcext:value-type="float">
            <text:p><text:s/>16,65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9387.64444444444" calcext:value-type="float">
            <text:p><text:s/>9,388 <text:s/></text:p>
          </table:table-cell>
          <table:table-cell table:style-name="ce42" office:value-type="float" office:value="467694.266666667" calcext:value-type="float">
            <text:p><text:s/>467,69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248.4" calcext:value-type="float">
            <text:p><text:s/>47,24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470.311111111111" calcext:value-type="float">
            <text:p>( 470 <text:s/>)</text:p>
          </table:table-cell>
          <table:table-cell table:style-name="ce45" office:value-type="float" office:value="25006.6222222222" calcext:value-type="float">
            <text:p>( 25,007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3374.31111111111" calcext:value-type="float">
            <text:p>( 3,374 <text:s/>)</text:p>
          </table:table-cell>
          <table:table-cell table:style-name="ce47" office:value-type="float" office:value="270329.733333333" calcext:value-type="float">
            <text:p>( 270,330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7185.4222222222" calcext:value-type="float">
            <text:p><text:s/>17,185 <text:s/></text:p>
          </table:table-cell>
          <table:table-cell table:style-name="ce42" office:value-type="float" office:value="527440.088888889" calcext:value-type="float">
            <text:p><text:s/>527,4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5529.0666666667" calcext:value-type="float">
            <text:p><text:s/>15,529 <text:s/></text:p>
          </table:table-cell>
          <table:table-cell table:style-name="ce42" office:value-type="float" office:value="472058.133333333" calcext:value-type="float">
            <text:p><text:s/>472,0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656.35555555556" calcext:value-type="float">
            <text:p><text:s/>1,656 <text:s/></text:p>
          </table:table-cell>
          <table:table-cell table:style-name="ce42" office:value-type="float" office:value="55381.9555555556" calcext:value-type="float">
            <text:p><text:s/>55,38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5137.24444444445" calcext:value-type="float">
            <text:p><text:s/>5,137 <text:s/></text:p>
          </table:table-cell>
          <table:table-cell table:style-name="ce42" office:value-type="float" office:value="76879.2888888889" calcext:value-type="float">
            <text:p><text:s/>76,87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1802.04444444444" calcext:value-type="float">
            <text:p><text:s/>1,802 <text:s/></text:p>
          </table:table-cell>
          <table:table-cell table:style-name="ce46" office:value-type="float" office:value="18118.8888888889" calcext:value-type="float">
            <text:p><text:s/>18,119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7794.84444444444" calcext:value-type="float">
            <text:p><text:s/>7,795 <text:s/></text:p>
          </table:table-cell>
          <table:table-cell table:style-name="ce42" office:value-type="float" office:value="62917.7777777778" calcext:value-type="float">
            <text:p><text:s/>62,9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3397.5111111111" calcext:value-type="float">
            <text:p><text:s/>13,398 <text:s/></text:p>
          </table:table-cell>
          <table:table-cell table:style-name="ce42" office:value-type="float" office:value="42582.7111111111" calcext:value-type="float">
            <text:p><text:s/>42,5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2555.91111111111" calcext:value-type="float">
            <text:p><text:s/>2,556 <text:s/></text:p>
          </table:table-cell>
          <table:table-cell table:style-name="ce42" office:value-type="float" office:value="27592.8444444444" calcext:value-type="float">
            <text:p><text:s/>27,59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206.311111111111" calcext:value-type="float">
            <text:p><text:s/>206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62783.1111111111" calcext:value-type="float">
            <text:p><text:s/>62,783 <text:s/></text:p>
          </table:table-cell>
          <table:table-cell table:style-name="ce42" office:value-type="float" office:value="82579.2" calcext:value-type="float">
            <text:p><text:s/>82,57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2548113.33333333" calcext:value-type="float">
            <text:p><text:s/>2,548,113 <text:s/></text:p>
          </table:table-cell>
          <table:table-cell table:style-name="ce42" office:value-type="float" office:value="139858.4" calcext:value-type="float">
            <text:p><text:s/>139,8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2400714.31111111" calcext:value-type="float">
            <text:p><text:s/>2,400,71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46447.3777777778" calcext:value-type="float">
            <text:p><text:s/>46,447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100951.644444444" calcext:value-type="float">
            <text:p><text:s/>100,952 <text:s/></text:p>
          </table:table-cell>
          <table:table-cell table:style-name="ce42" office:value-type="float" office:value="139858.4" calcext:value-type="float">
            <text:p><text:s/>139,8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867312.355555556" calcext:value-type="float">
            <text:p><text:s/>867,312 <text:s/></text:p>
          </table:table-cell>
          <table:table-cell table:style-name="ce42" office:value-type="float" office:value="179262" calcext:value-type="float">
            <text:p><text:s/>179,26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1536.08888888889" calcext:value-type="float">
            <text:p><text:s/>1,536 <text:s/></text:p>
          </table:table-cell>
          <table:table-cell table:style-name="ce42" office:value-type="float" office:value="1368.75555555556" calcext:value-type="float">
            <text:p><text:s/>1,36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865776.266666667" calcext:value-type="float">
            <text:p><text:s/>865,776 <text:s/></text:p>
          </table:table-cell>
          <table:table-cell table:style-name="ce43" office:value-type="float" office:value="177893.244444444" calcext:value-type="float">
            <text:p><text:s/>177,89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09425.866666667" calcext:value-type="float">
            <text:p><text:s/>409,426 <text:s/></text:p>
          </table:table-cell>
          <table:table-cell table:style-name="ce42" office:value-type="float" office:value="321881.422222222" calcext:value-type="float">
            <text:p><text:s/>321,8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38140.1777777778" calcext:value-type="float">
            <text:p><text:s/>38,140 <text:s/></text:p>
          </table:table-cell>
          <table:table-cell table:style-name="ce42" office:value-type="float" office:value="60293.7333333333" calcext:value-type="float">
            <text:p><text:s/>60,2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2689.86666666667" calcext:value-type="float">
            <text:p><text:s/>2,690 <text:s/></text:p>
          </table:table-cell>
          <table:table-cell table:style-name="ce42" office:value-type="float" office:value="2878.57777777778" calcext:value-type="float">
            <text:p><text:s/>2,87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10863.1111111111" calcext:value-type="float">
            <text:p><text:s/>10,863 <text:s/></text:p>
          </table:table-cell>
          <table:table-cell table:style-name="ce42" office:value-type="float" office:value="334.266666666667" calcext:value-type="float">
            <text:p><text:s/>33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5529.33333333333" calcext:value-type="float">
            <text:p><text:s/>5,529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3315.64444444444" calcext:value-type="float">
            <text:p><text:s/>3,316 <text:s/></text:p>
          </table:table-cell>
          <table:table-cell table:style-name="ce42" office:value-type="float" office:value="1599.77777777778" calcext:value-type="float">
            <text:p><text:s/>1,60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54860.711111111" calcext:value-type="float">
            <text:p><text:s/>254,861 <text:s/></text:p>
          </table:table-cell>
          <table:table-cell table:style-name="ce42" office:value-type="float" office:value="215099.066666667" calcext:value-type="float">
            <text:p><text:s/>215,09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94027.0222222222" calcext:value-type="float">
            <text:p><text:s/>94,027 <text:s/></text:p>
          </table:table-cell>
          <table:table-cell table:style-name="ce43" office:value-type="float" office:value="41676" calcext:value-type="float">
            <text:p><text:s/>41,676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8440.248184818" calcext:value-type="float">
            <text:p><text:s/>368,440 <text:s/></text:p>
          </table:table-cell>
          <table:table-cell table:style-name="ce42" office:value-type="float" office:value="529766.666666667" calcext:value-type="float">
            <text:p><text:s/>529,767 <text:s/></text:p>
          </table:table-cell>
          <table:table-cell table:style-name="ce42" office:value-type="float" office:value="267171.545277682" calcext:value-type="float">
            <text:p><text:s/>267,1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794.0222222222" calcext:value-type="float">
            <text:p><text:s/>33,794 <text:s/></text:p>
          </table:table-cell>
          <table:table-cell table:style-name="ce42" office:value-type="float" office:value="1104176.36231884" calcext:value-type="float">
            <text:p><text:s/>1,104,176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8440.248184818" calcext:value-type="float">
            <text:p><text:s/>368,440 <text:s/></text:p>
          </table:table-cell>
          <table:table-cell table:style-name="ce42" office:value-type="float" office:value="529766.666666667" calcext:value-type="float">
            <text:p><text:s/>529,767 <text:s/></text:p>
          </table:table-cell>
          <table:table-cell table:style-name="ce42" office:value-type="float" office:value="267171.545277682" calcext:value-type="float">
            <text:p><text:s/>267,1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794.0222222222" calcext:value-type="float">
            <text:p><text:s/>33,794 <text:s/></text:p>
          </table:table-cell>
          <table:table-cell table:style-name="ce42" office:value-type="float" office:value="1104176.36231884" calcext:value-type="float">
            <text:p><text:s/>1,104,176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092752.76195959" calcext:value-type="float">
            <text:p><text:s/>1,092,753 <text:s/></text:p>
          </table:table-cell>
          <table:table-cell table:style-name="ce42" office:value-type="float" office:value="21267669.0637194" calcext:value-type="float">
            <text:p><text:s/>21,267,66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092658.12970559" calcext:value-type="float">
            <text:p><text:s/>1,092,658 <text:s/></text:p>
          </table:table-cell>
          <table:table-cell table:style-name="ce42" office:value-type="float" office:value="20593742.7632944" calcext:value-type="float">
            <text:p><text:s/>20,593,74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94.632254" calcext:value-type="float">
            <text:p><text:s/>95 <text:s/></text:p>
          </table:table-cell>
          <table:table-cell table:style-name="ce42" office:value-type="float" office:value="673926.300425" calcext:value-type="float">
            <text:p><text:s/>673,92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number-columns-repeated="2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5" table:default-cell-style-name="ce13"/>
        <table:table-column table:style-name="co16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9年(西元1990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36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1173883.5" calcext:value-type="float">
            <text:p><text:s/>1,173,884 <text:s/></text:p>
          </table:table-cell>
          <table:table-cell table:style-name="ce41" office:value-type="float" office:value="0" calcext:value-type="float">
            <text:p/>
          </table:table-cell>
          <table:table-cell table:number-columns-repeated="3" table:style-name="ce41" office:value-type="float" office:value="49985.066499058" calcext:value-type="float">
            <text:p><text:s/>49,985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855629" calcext:value-type="float">
            <text:p><text:s/>855,6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55629" calcext:value-type="float">
            <text:p><text:s/>855,62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458011.2" calcext:value-type="float">
            <text:p><text:s/>458,011 <text:s/></text:p>
          </table:table-cell>
          <table:table-cell table:style-name="ce42" office:value-type="float" office:value="200824.2" calcext:value-type="float">
            <text:p><text:s/>200,824 <text:s/></text:p>
          </table:table-cell>
          <table:table-cell table:style-name="ce42" office:value-type="float" office:value="257187" calcext:value-type="float">
            <text:p><text:s/>257,18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571501.3" calcext:value-type="float">
            <text:p><text:s/>1,571,501 <text:s/></text:p>
          </table:table-cell>
          <table:table-cell table:style-name="ce43" office:value-type="float" office:value="973059.3" calcext:value-type="float">
            <text:p><text:s/>973,059 <text:s/></text:p>
          </table:table-cell>
          <table:table-cell table:style-name="ce43" office:value-type="float" office:value="598442" calcext:value-type="float">
            <text:p><text:s/>598,442 <text:s/></text:p>
          </table:table-cell>
          <table:table-cell table:number-columns-repeated="3" table:style-name="ce43" office:value-type="float" office:value="49985.066499058" calcext:value-type="float">
            <text:p><text:s/>49,985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697229" calcext:value-type="float">
            <text:p><text:s/>697,2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97229" calcext:value-type="float">
            <text:p><text:s/>697,22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285763.713753724" calcext:value-type="float">
            <text:p><text:s/>285,764 <text:s/></text:p>
          </table:table-cell>
          <table:table-cell table:style-name="ce42" office:value-type="float" office:value="2963.229188904" calcext:value-type="float">
            <text:p><text:s/>2,963 <text:s/></text:p>
          </table:table-cell>
          <table:table-cell table:style-name="ce42" office:value-type="float" office:value="282800.48456482" calcext:value-type="float">
            <text:p><text:s/>282,800 <text:s/></text:p>
          </table:table-cell>
          <table:table-cell table:number-columns-repeated="3" table:style-name="ce42" office:value-type="float" office:value="49985.0665035845" calcext:value-type="float">
            <text:p><text:s/>49,98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70006" calcext:value-type="float">
            <text:p><text:s/>270,00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0006" calcext:value-type="float">
            <text:p><text:s/>270,00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5757.713753724" calcext:value-type="float">
            <text:p><text:s/>15,758 <text:s/></text:p>
          </table:table-cell>
          <table:table-cell table:style-name="ce43" office:value-type="float" office:value="2963.229188904" calcext:value-type="float">
            <text:p><text:s/>2,963 <text:s/></text:p>
          </table:table-cell>
          <table:table-cell table:style-name="ce43" office:value-type="float" office:value="12794.48456482" calcext:value-type="float">
            <text:p><text:s/>12,794 <text:s/></text:p>
          </table:table-cell>
          <table:table-cell table:number-columns-repeated="3" table:style-name="ce43" office:value-type="float" office:value="49985.0665035845" calcext:value-type="float">
            <text:p><text:s/>49,985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778645.1" calcext:value-type="float">
            <text:p><text:s/>778,645 <text:s/></text:p>
          </table:table-cell>
          <table:table-cell table:style-name="ce42" office:value-type="float" office:value="73682.1" calcext:value-type="float">
            <text:p><text:s/>73,682 <text:s/></text:p>
          </table:table-cell>
          <table:table-cell table:style-name="ce42" office:value-type="float" office:value="704963" calcext:value-type="float">
            <text:p><text:s/>704,96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778645.1" calcext:value-type="float">
            <text:p><text:s/>778,645 <text:s/></text:p>
          </table:table-cell>
          <table:table-cell table:style-name="ce43" office:value-type="float" office:value="73682.1" calcext:value-type="float">
            <text:p><text:s/>73,682 <text:s/></text:p>
          </table:table-cell>
          <table:table-cell table:style-name="ce43" office:value-type="float" office:value="704963" calcext:value-type="float">
            <text:p><text:s/>704,963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75597.61543518" calcext:value-type="float">
            <text:p><text:s/>375,598 <text:s/></text:p>
          </table:table-cell>
          <table:table-cell table:style-name="ce42" office:value-type="float" office:value="60659.1" calcext:value-type="float">
            <text:p><text:s/>60,659 <text:s/></text:p>
          </table:table-cell>
          <table:table-cell table:style-name="ce42" office:value-type="float" office:value="314938.51543518" calcext:value-type="float">
            <text:p><text:s/>314,93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75597.61543518" calcext:value-type="float">
            <text:p><text:s/>375,598 <text:s/></text:p>
          </table:table-cell>
          <table:table-cell table:style-name="ce42" office:value-type="float" office:value="60659.1" calcext:value-type="float">
            <text:p><text:s/>60,659 <text:s/></text:p>
          </table:table-cell>
          <table:table-cell table:style-name="ce42" office:value-type="float" office:value="314938.51543518" calcext:value-type="float">
            <text:p><text:s/>314,93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991556.070811096" calcext:value-type="float">
            <text:p><text:s/>991,556 <text:s/></text:p>
          </table:table-cell>
          <table:table-cell table:style-name="ce44" office:value-type="float" office:value="983119.070811096" calcext:value-type="float">
            <text:p><text:s/>983,119 <text:s/></text:p>
          </table:table-cell>
          <table:table-cell table:style-name="ce44" office:value-type="float" office:value="8437" calcext:value-type="float">
            <text:p><text:s/>8,437 <text:s/></text:p>
          </table:table-cell>
          <table:table-cell table:number-columns-repeated="3" table:style-name="ce44" office:value-type="float" office:value="-0.0000045265379" calcext:value-type="float">
            <text:p><text:s/>-0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813386.670811096" calcext:value-type="float">
            <text:p><text:s/>813,387 <text:s/></text:p>
          </table:table-cell>
          <table:table-cell table:style-name="ce44" office:value-type="float" office:value="804949.670811096" calcext:value-type="float">
            <text:p><text:s/>804,950 <text:s/></text:p>
          </table:table-cell>
          <table:table-cell table:style-name="ce44" office:value-type="float" office:value="8437" calcext:value-type="float">
            <text:p><text:s/>8,437 <text:s/></text:p>
          </table:table-cell>
          <table:table-cell table:number-columns-repeated="3" table:style-name="ce44" office:value-type="float" office:value="-0.0000045265379" calcext:value-type="float">
            <text:p><text:s/>-0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13206.470811096" calcext:value-type="float">
            <text:p><text:s/>213,206 <text:s/></text:p>
          </table:table-cell>
          <table:table-cell table:style-name="ce42" office:value-type="float" office:value="205011.470811096" calcext:value-type="float">
            <text:p><text:s/>205,011 <text:s/></text:p>
          </table:table-cell>
          <table:table-cell table:style-name="ce42" office:value-type="float" office:value="8195" calcext:value-type="float">
            <text:p><text:s/>8,195 <text:s/></text:p>
          </table:table-cell>
          <table:table-cell table:number-columns-repeated="3" table:style-name="ce42" office:value-type="float" office:value="-0.0000045265379" calcext:value-type="float">
            <text:p><text:s/>-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65.7" calcext:value-type="float">
            <text:p><text:s/>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15808.070811096" calcext:value-type="float">
            <text:p><text:s/>15,80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607.5" calcext:value-type="float">
            <text:p><text:s/>60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10.8" calcext:value-type="float">
            <text:p><text:s/>1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3" table:style-name="ce42" office:value-type="float" office:value="-0.0000045265379" calcext:value-type="float">
            <text:p><text:s/>-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8195" calcext:value-type="float">
            <text:p><text:s/>8,19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195" calcext:value-type="float">
            <text:p><text:s/>8,19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8195" calcext:value-type="float">
            <text:p><text:s/>8,19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195" calcext:value-type="float">
            <text:p><text:s/>8,19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8195" calcext:value-type="float">
            <text:p>( 8,195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8195" calcext:value-type="float">
            <text:p>( 8,19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2899.8" calcext:value-type="float">
            <text:p><text:s/>2,90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262.8" calcext:value-type="float">
            <text:p><text:s/>263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146987.1" calcext:value-type="float">
            <text:p><text:s/>146,98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146987.1" calcext:value-type="float">
            <text:p><text:s/>146,98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78026.4" calcext:value-type="float">
            <text:p>( 78,026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33866.1" calcext:value-type="float">
            <text:p>( 33,866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21.6" calcext:value-type="float">
            <text:p><text:s/>2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21.6" calcext:value-type="float">
            <text:p><text:s/>2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2747.7" calcext:value-type="float">
            <text:p><text:s/>2,74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628.2" calcext:value-type="float">
            <text:p><text:s/>628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34922.7" calcext:value-type="float">
            <text:p><text:s/>34,92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49.5" calcext:value-type="float">
            <text:p><text:s/>5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2" table:style-name="ce42" office:value-type="float" office:value="100589.4" calcext:value-type="float">
            <text:p><text:s/>100,58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86704.2" calcext:value-type="float">
            <text:p><text:s/>86,70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2" table:style-name="ce42" office:value-type="float" office:value="10171.8" calcext:value-type="float">
            <text:p><text:s/>10,17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3713.4" calcext:value-type="float">
            <text:p><text:s/>3,71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499590.8" calcext:value-type="float">
            <text:p><text:s/>499,591 <text:s/></text:p>
          </table:table-cell>
          <table:table-cell table:style-name="ce44" office:value-type="float" office:value="499348.8" calcext:value-type="float">
            <text:p><text:s/>499,349 <text:s/></text:p>
          </table:table-cell>
          <table:table-cell table:style-name="ce44" office:value-type="float" office:value="242" calcext:value-type="float">
            <text:p><text:s/>242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178169.4" calcext:value-type="float">
            <text:p><text:s/>178,16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178169.4" calcext:value-type="float">
            <text:p><text:s/>178,16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203325.846047" calcext:value-type="float">
            <text:p><text:s/>1,203,326 <text:s/></text:p>
          </table:table-cell>
          <table:table-cell table:style-name="ce42" office:value-type="float" office:value="34955" calcext:value-type="float">
            <text:p><text:s/>34,955 <text:s/></text:p>
          </table:table-cell>
          <table:table-cell table:style-name="ce42" office:value-type="float" office:value="1168370.846047" calcext:value-type="float">
            <text:p><text:s/>1,168,371 <text:s/></text:p>
          </table:table-cell>
          <table:table-cell table:number-columns-repeated="3" table:style-name="ce42" office:value-type="float" office:value="208827.743069" calcext:value-type="float">
            <text:p><text:s/>208,82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034971.9" calcext:value-type="float">
            <text:p><text:s/>1,034,9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34971.9" calcext:value-type="float">
            <text:p><text:s/>1,034,97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168353.946047" calcext:value-type="float">
            <text:p><text:s/>168,354 <text:s/></text:p>
          </table:table-cell>
          <table:table-cell table:style-name="ce42" office:value-type="float" office:value="34955" calcext:value-type="float">
            <text:p><text:s/>34,955 <text:s/></text:p>
          </table:table-cell>
          <table:table-cell table:style-name="ce42" office:value-type="float" office:value="133398.946047" calcext:value-type="float">
            <text:p><text:s/>133,399 <text:s/></text:p>
          </table:table-cell>
          <table:table-cell table:number-columns-repeated="3" table:style-name="ce42" office:value-type="float" office:value="208827.743069" calcext:value-type="float">
            <text:p><text:s/>208,82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7" table:number-columns-repeated="6" table:default-cell-style-name="ce14"/>
        <table:table-column table:style-name="co6" table:default-cell-style-name="ce14"/>
        <table:table-column table:style-name="co18" table:default-cell-style-name="ce14"/>
        <table:table-column table:style-name="co9" table:number-columns-repeated="6" table:default-cell-style-name="ce14"/>
        <table:table-column table:style-name="co19" table:default-cell-style-name="ce14"/>
        <table:table-column table:style-name="co9" table:number-columns-repeated="1006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油當量單位）</text:p>
            </table:table-cell>
            <table:covered-table-cell table:number-columns-repeated="8" table:style-name="ce15"/>
            <table:table-cell table:style-name="ce15" table:number-columns-repeated="2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9年(西元1990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60" table:number-columns-repeated="2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46" calcext:value-type="float">
              <text:p>46</text:p>
            </table:table-cell>
            <table:table-cell table:style-name="ce55" office:value-type="float" office:value="47" calcext:value-type="float">
              <text:p>47</text:p>
            </table:table-cell>
            <table:table-cell table:style-name="ce55" office:value-type="float" office:value="48" calcext:value-type="float">
              <text:p>48</text:p>
            </table:table-cell>
            <table:table-cell table:style-name="ce55" office:value-type="float" office:value="49" calcext:value-type="float">
              <text:p>49</text:p>
            </table:table-cell>
            <table:table-cell table:style-name="ce55" office:value-type="float" office:value="50" calcext:value-type="float">
              <text:p>50</text:p>
            </table:table-cell>
            <table:table-cell table:style-name="ce55" office:value-type="float" office:value="51" calcext:value-type="float">
              <text:p>51</text:p>
            </table:table-cell>
            <table:table-cell table:style-name="ce18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核能</text:p>
            </table:table-cell>
            <table:table-cell table:style-name="ce56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56" office:value-type="string" calcext:value-type="string">
              <text:p>風力</text:p>
            </table:table-cell>
            <table:table-cell table:style-name="ce56" office:value-type="string" calcext:value-type="string">
              <text:p>電力</text:p>
            </table:table-cell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59" table:number-columns-repeated="2"/>
            <table:table-cell table:style-name="ce56" table:number-columns-repeated="2"/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7" office:value-type="string" calcext:value-type="string">
              <text:p>Nuclear</text:p>
            </table:table-cell>
            <table:table-cell table:style-name="ce57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57" office:value-type="string" calcext:value-type="string">
              <text:p>Wind</text:p>
            </table:table-cell>
            <table:table-cell table:style-name="ce57" office:value-type="string" calcext:value-type="string">
              <text:p>Electricity</text:p>
            </table:table-cell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/>
            <table:table-cell table:style-name="ce59"/>
            <table:table-cell table:style-name="ce58" table:number-columns-repeated="4"/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18" table:number-columns-repeated="2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609757.171333333" calcext:value-type="float">
            <text:p><text:s/>609,757 <text:s/></text:p>
          </table:table-cell>
          <table:table-cell table:style-name="ce41" office:value-type="float" office:value="2675.55555555556" calcext:value-type="float">
            <text:p><text:s/>2,676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62" table:number-columns-repeated="2"/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9516519.27977778" calcext:value-type="float">
            <text:p><text:s/>9,516,51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9516519.27977778" calcext:value-type="float">
            <text:p><text:s/>9,516,519 <text:s/></text:p>
          </table:table-cell>
          <table:table-cell table:style-name="ce43" office:value-type="float" office:value="609757.171333333" calcext:value-type="float">
            <text:p><text:s/>609,757 <text:s/></text:p>
          </table:table-cell>
          <table:table-cell table:style-name="ce43" office:value-type="float" office:value="2675.55555555556" calcext:value-type="float">
            <text:p><text:s/>2,676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05" calcext:value-type="float">
            <text:p><text:s/>-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156.89054742172" calcext:value-type="float">
            <text:p><text:s/>2,15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9516519.27977778" calcext:value-type="float">
            <text:p><text:s/>9,516,519 <text:s/></text:p>
          </table:table-cell>
          <table:table-cell table:style-name="ce42" office:value-type="float" office:value="782407.618" calcext:value-type="float">
            <text:p><text:s/>782,408 <text:s/></text:p>
          </table:table-cell>
          <table:table-cell table:style-name="ce42" office:value-type="float" office:value="2675.55555555556" calcext:value-type="float">
            <text:p><text:s/>2,67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516519.27977778" calcext:value-type="float">
            <text:p><text:s/>9,516,519 <text:s/></text:p>
          </table:table-cell>
          <table:table-cell table:style-name="ce42" office:value-type="float" office:value="782407.618" calcext:value-type="float">
            <text:p><text:s/>782,408 <text:s/></text:p>
          </table:table-cell>
          <table:table-cell table:style-name="ce42" office:value-type="float" office:value="2675.55555555556" calcext:value-type="float">
            <text:p><text:s/>2,67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2650.446666667" calcext:value-type="float">
            <text:p><text:s/>172,65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618492.24488667" calcext:value-type="float">
            <text:p><text:s/>8,618,49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2650.446666667" calcext:value-type="float">
            <text:p><text:s/>172,65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618492.24488667" calcext:value-type="float">
            <text:p><text:s/>8,618,49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82710.275028889" calcext:value-type="float">
            <text:p><text:s/>782,71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20.48355555556" calcext:value-type="float">
            <text:p><text:s/>2,92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9.787815555556" calcext:value-type="float">
            <text:p><text:s/>34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02.08057555556" calcext:value-type="float">
            <text:p><text:s/>1,20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1338.145302222" calcext:value-type="float">
            <text:p><text:s/>201,33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66722.146668889" calcext:value-type="float">
            <text:p><text:s/>366,72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0187.631111111" calcext:value-type="float">
            <text:p><text:s/>210,18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509774.372721467" calcext:value-type="float">
            <text:p><text:s/>509,77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7323850.70658889" calcext:value-type="float">
            <text:p><text:s/>7,323,85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7323850.70658889" calcext:value-type="float">
            <text:p><text:s/>7,323,85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21851.46450444" calcext:value-type="float">
            <text:p><text:s/>4,221,85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209.5360044444" calcext:value-type="float">
            <text:p><text:s/>12,21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9403.099228889" calcext:value-type="float">
            <text:p><text:s/>239,40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41284.929" calcext:value-type="float">
            <text:p><text:s/>641,28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916.0918155556" calcext:value-type="float">
            <text:p><text:s/>13,91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2868.1617533333" calcext:value-type="float">
            <text:p><text:s/>62,86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1945.346953333" calcext:value-type="float">
            <text:p><text:s/>291,94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780.4134955556" calcext:value-type="float">
            <text:p><text:s/>18,78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60179.339708889" calcext:value-type="float">
            <text:p><text:s/>760,17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8710.1793" calcext:value-type="float">
            <text:p><text:s/>208,71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25168.295895556" calcext:value-type="float">
            <text:p>( 125,168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57781.0657688889" calcext:value-type="float">
            <text:p>( 57,781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5760.8176355556" calcext:value-type="float">
            <text:p>( 25,761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8044.517657778" calcext:value-type="float">
            <text:p><text:s/>328,04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3424.642751111" calcext:value-type="float">
            <text:p><text:s/>223,42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6057.413317778" calcext:value-type="float">
            <text:p><text:s/>136,05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2668.4599866667" calcext:value-type="float">
            <text:p><text:s/>52,66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98309.6661" calcext:value-type="float">
            <text:p><text:s/>198,31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9670.634173333" calcext:value-type="float">
            <text:p><text:s/>349,67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2937.741097778" calcext:value-type="float">
            <text:p><text:s/>202,93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6732.893075556" calcext:value-type="float">
            <text:p><text:s/>146,73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29585.327406667" calcext:value-type="float">
            <text:p><text:s/>529,58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10565.322402222" calcext:value-type="float">
            <text:p><text:s/>510,56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020.0050044444" calcext:value-type="float">
            <text:p><text:s/>19,02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7722.42026222222" calcext:value-type="float">
            <text:p>( 7,722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0028.622426667" calcext:value-type="float">
            <text:p><text:s/>240,02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00504.903142222" calcext:value-type="float">
            <text:p><text:s/>100,50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3417.194184444" calcext:value-type="float">
            <text:p><text:s/>313,41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0334.7095044444" calcext:value-type="float">
            <text:p><text:s/>90,33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3832.3292733333" calcext:value-type="float">
            <text:p><text:s/>73,83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1500.1174422222" calcext:value-type="float">
            <text:p><text:s/>71,50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355.1695866667" calcext:value-type="float">
            <text:p><text:s/>25,35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408.3403933333" calcext:value-type="float">
            <text:p><text:s/>19,40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408.3403933333" calcext:value-type="float">
            <text:p><text:s/>19,40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3893.241131111" calcext:value-type="float">
            <text:p><text:s/>153,89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388.98776" calcext:value-type="float">
            <text:p><text:s/>21,38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32504.253371111" calcext:value-type="float">
            <text:p><text:s/>132,50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62202.49692889" calcext:value-type="float">
            <text:p><text:s/>1,362,20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5266.873685451" calcext:value-type="float">
            <text:p><text:s/>165,26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8684.0500144064" calcext:value-type="float">
            <text:p><text:s/>68,68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622.5561733333" calcext:value-type="float">
            <text:p><text:s/>26,62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416.2904511111" calcext:value-type="float">
            <text:p><text:s/>18,41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826.0766688889" calcext:value-type="float">
            <text:p><text:s/>38,82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279.2686547975" calcext:value-type="float">
            <text:p><text:s/>37,27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076.3638934347" calcext:value-type="float">
            <text:p><text:s/>15,07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0679.467825243" calcext:value-type="float">
            <text:p><text:s/>210,67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1088.541366667" calcext:value-type="float">
            <text:p><text:s/>191,08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590263.008195556" calcext:value-type="float">
            <text:p><text:s/>590,26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566495.16363111" calcext:value-type="float">
            <text:p><text:s/>1,566,49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2865953" calcext:value-type="float">
            <text:p><text:s/>32,865,953 <text:s/></text:p>
          </table:table-cell>
          <table:table-cell table:style-name="ce42" office:value-type="float" office:value="8187986.7" calcext:value-type="float">
            <text:p><text:s/>8,187,987 <text:s/></text:p>
          </table:table-cell>
          <table:table-cell table:style-name="ce42" office:value-type="float" office:value="2800" calcext:value-type="float">
            <text:p><text:s/>2,80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2865953" calcext:value-type="float">
            <text:p><text:s/>32,865,953 <text:s/></text:p>
          </table:table-cell>
          <table:table-cell table:style-name="ce42" office:value-type="float" office:value="8187986.7" calcext:value-type="float">
            <text:p><text:s/>8,187,987 <text:s/></text:p>
          </table:table-cell>
          <table:table-cell table:style-name="ce42" office:value-type="float" office:value="2800" calcext:value-type="float">
            <text:p><text:s/>2,80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" table:default-cell-style-name="ce14"/>
        <table:table-column table:style-name="co22" table:default-cell-style-name="ce98"/>
        <table:table-column table:style-name="co2" table:default-cell-style-name="ce13"/>
        <table:table-column table:style-name="co23" table:default-cell-style-name="ce12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9年(西元1990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12" table:number-columns-repeated="2"/>
            <table:table-cell table:style-name="ce83"/>
            <table:table-cell table:style-name="ce51"/>
            <table:table-cell table:style-name="ce106" office:value-type="string" calcext:value-type="string">
              <text:p>(單位：公秉油當量)(<text:span text:style-name="T1">Unit:kiloiter of oil equivalent</text:span><text:span text:style-name="T2">)</text:span></text:p>
            </table:table-cell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52" calcext:value-type="float">
              <text:p>52</text:p>
            </table:table-cell>
            <table:table-cell table:style-name="ce55" office:value-type="float" office:value="53" calcext:value-type="float">
              <text:p>53</text:p>
            </table:table-cell>
            <table:table-cell table:style-name="ce65" office:value-type="float" office:value="54" calcext:value-type="float">
              <text:p>54</text:p>
            </table:table-cell>
            <table:table-cell table:style-name="ce65"/>
            <table:table-cell table:style-name="ce16"/>
            <table:table-cell table:style-name="ce84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太陽熱能</text:p>
            </table:table-cell>
            <table:table-cell table:style-name="ce56" office:value-type="string" calcext:value-type="string">
              <text:p>熱能</text:p>
            </table:table-cell>
            <table:table-cell table:style-name="ce66" office:value-type="string" calcext:value-type="string">
              <text:p>總計</text:p>
            </table:table-cell>
            <table:table-cell table:style-name="ce66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64" table:number-columns-repeated="2"/>
            <table:table-cell table:style-name="ce67" table:number-columns-repeated="2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office:value-type="string" calcext:value-type="string">
              <text:p>Solar Thermal</text:p>
            </table:table-cell>
            <table:table-cell table:style-name="ce58" office:value-type="string" calcext:value-type="string">
              <text:p>Heat</text:p>
            </table:table-cell>
            <table:table-cell table:style-name="ce68" office:value-type="string" calcext:value-type="string">
              <text:p>Grand Total</text:p>
            </table:table-cell>
            <table:table-cell table:style-name="ce68" table:number-columns-repeated="2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table:number-columns-repeated="2"/>
            <table:table-cell table:style-name="ce69" table:number-columns-repeated="3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70" table:number-columns-repeated="3"/>
            <table:covered-table-cell table:style-name="ce86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9624" calcext:value-type="float">
            <text:p><text:s/>19,624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347239.79338764" calcext:value-type="float">
            <text:p><text:s/>2,347,240 <text:s/></text:p>
          </table:table-cell>
          <table:table-cell table:style-name="ce62" table:number-columns-repeated="2"/>
          <table:table-cell table:style-name="ce87" office:value-type="float" office:value="1" calcext:value-type="float">
            <text:p>1</text:p>
          </table:table-cell>
          <table:table-cell table:style-name="ce37"/>
          <table:table-cell table:style-name="ce107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132704.5192132" calcext:value-type="float">
            <text:p><text:s/>55,132,705 <text:s/></text:p>
          </table:table-cell>
          <table:table-cell table:style-name="ce63" table:number-columns-repeated="2"/>
          <table:table-cell table:style-name="ce88" office:value-type="float" office:value="2" calcext:value-type="float">
            <text:p>2</text:p>
          </table:table-cell>
          <table:table-cell table:style-name="ce100" office:value-type="string" calcext:value-type="string">
            <text:p>+</text:p>
          </table:table-cell>
          <table:table-cell table:style-name="ce108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99047.269481359" calcext:value-type="float">
            <text:p><text:s/>599,047 <text:s/></text:p>
          </table:table-cell>
          <table:table-cell table:style-name="ce63" table:number-columns-repeated="2"/>
          <table:table-cell table:style-name="ce88" office:value-type="float" office:value="3" calcext:value-type="float">
            <text:p>3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00467.28888889" calcext:value-type="float">
            <text:p><text:s/>1,700,467 <text:s/></text:p>
          </table:table-cell>
          <table:table-cell table:style-name="ce63" table:number-columns-repeated="2"/>
          <table:table-cell table:style-name="ce88" office:value-type="float" office:value="4" calcext:value-type="float">
            <text:p>4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31204.835555556" calcext:value-type="float">
            <text:p><text:s/>631,205 <text:s/></text:p>
          </table:table-cell>
          <table:table-cell table:style-name="ce63" table:number-columns-repeated="2"/>
          <table:table-cell table:style-name="ce88" office:value-type="float" office:value="5" calcext:value-type="float">
            <text:p>5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17047.47002051" calcext:value-type="float">
            <text:p><text:s/>2,617,047 <text:s/></text:p>
          </table:table-cell>
          <table:table-cell table:style-name="ce63" table:number-columns-repeated="2"/>
          <table:table-cell table:style-name="ce88" office:value-type="float" office:value="6" calcext:value-type="float">
            <text:p>6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9624" calcext:value-type="float">
            <text:p><text:s/>19,62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51932177.4486545" calcext:value-type="float">
            <text:p><text:s/>51,932,177 <text:s/></text:p>
          </table:table-cell>
          <table:table-cell table:style-name="ce72" table:number-columns-repeated="2"/>
          <table:table-cell table:style-name="ce89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77339.36225641" calcext:value-type="float">
            <text:p><text:s/>3,777,339 <text:s/></text:p>
          </table:table-cell>
          <table:table-cell table:style-name="ce63" table:number-columns-repeated="2"/>
          <table:table-cell table:style-name="ce87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7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156.89054742176" calcext:value-type="float">
            <text:p><text:s/>2,157 <text:s/></text:p>
          </table:table-cell>
          <table:table-cell table:style-name="ce72" table:number-columns-repeated="2"/>
          <table:table-cell table:style-name="ce89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9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423204.3539533" calcext:value-type="float">
            <text:p><text:s/>51,423,204 <text:s/></text:p>
          </table:table-cell>
          <table:table-cell table:style-name="ce63" table:number-columns-repeated="2"/>
          <table:table-cell table:style-name="ce88" office:value-type="float" office:value="10" calcext:value-type="float">
            <text:p>10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55948.75333333" calcext:value-type="float">
            <text:p><text:s/>3,155,949 <text:s/></text:p>
          </table:table-cell>
          <table:table-cell table:style-name="ce63" table:number-columns-repeated="2"/>
          <table:table-cell table:style-name="ce88" office:value-type="float" office:value="11" calcext:value-type="float">
            <text:p>11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22613.83044444" calcext:value-type="float">
            <text:p><text:s/>2,122,614 <text:s/></text:p>
          </table:table-cell>
          <table:table-cell table:style-name="ce63" table:number-columns-repeated="2"/>
          <table:table-cell table:style-name="ce88" office:value-type="float" office:value="12" calcext:value-type="float">
            <text:p>12</text:p>
          </table:table-cell>
          <table:table-cell table:style-name="ce100"/>
          <table:table-cell table:style-name="ce108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001441.2222222" calcext:value-type="float">
            <text:p><text:s/>24,001,441 <text:s/></text:p>
          </table:table-cell>
          <table:table-cell table:style-name="ce63" table:number-columns-repeated="2"/>
          <table:table-cell table:style-name="ce88" office:value-type="float" office:value="13" calcext:value-type="float">
            <text:p>13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4" calcext:value-type="float">
            <text:p>14</text:p>
          </table:table-cell>
          <table:table-cell table:style-name="ce100"/>
          <table:table-cell table:style-name="ce108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019494.1788889" calcext:value-type="float">
            <text:p><text:s/>21,019,494 <text:s/></text:p>
          </table:table-cell>
          <table:table-cell table:style-name="ce63" table:number-columns-repeated="2"/>
          <table:table-cell table:style-name="ce88" office:value-type="float" office:value="15" calcext:value-type="float">
            <text:p>15</text:p>
          </table:table-cell>
          <table:table-cell table:style-name="ce100"/>
          <table:table-cell table:style-name="ce108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6" calcext:value-type="float">
            <text:p>16</text:p>
          </table:table-cell>
          <table:table-cell table:style-name="ce100"/>
          <table:table-cell table:style-name="ce108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7" calcext:value-type="float">
            <text:p>17</text:p>
          </table:table-cell>
          <table:table-cell table:style-name="ce100"/>
          <table:table-cell table:style-name="ce108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123706.36906443" calcext:value-type="float">
            <text:p><text:s/>1,123,706 <text:s/></text:p>
          </table:table-cell>
          <table:table-cell table:style-name="ce72" table:number-columns-repeated="2"/>
          <table:table-cell table:style-name="ce88" office:value-type="float" office:value="18" calcext:value-type="float">
            <text:p>18</text:p>
          </table:table-cell>
          <table:table-cell table:style-name="ce100"/>
          <table:table-cell table:style-name="ce108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583353.9615468" calcext:value-type="float">
            <text:p><text:s/>40,583,354 <text:s/></text:p>
          </table:table-cell>
          <table:table-cell table:style-name="ce63" table:number-columns-repeated="2"/>
          <table:table-cell table:style-name="ce87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7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832684.1441912" calcext:value-type="float">
            <text:p><text:s/>38,832,684 <text:s/></text:p>
          </table:table-cell>
          <table:table-cell table:style-name="ce63" table:number-columns-repeated="2"/>
          <table:table-cell table:style-name="ce88" office:value-type="float" office:value="20" calcext:value-type="float">
            <text:p>20</text:p>
          </table:table-cell>
          <table:table-cell table:style-name="ce100"/>
          <table:table-cell table:style-name="ce108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750669.81735556" calcext:value-type="float">
            <text:p><text:s/>1,750,670 <text:s/></text:p>
          </table:table-cell>
          <table:table-cell table:style-name="ce72" table:number-columns-repeated="2"/>
          <table:table-cell table:style-name="ce89" office:value-type="float" office:value="21" calcext:value-type="float">
            <text:p>21</text:p>
          </table:table-cell>
          <table:table-cell table:style-name="ce40"/>
          <table:table-cell table:style-name="ce109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10072.86914" calcext:value-type="float">
            <text:p><text:s/>3,610,073 <text:s/></text:p>
          </table:table-cell>
          <table:table-cell table:style-name="ce63" table:number-columns-repeated="2"/>
          <table:table-cell table:style-name="ce88" office:value-type="float" office:value="22" calcext:value-type="float">
            <text:p>22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02.28133333333" calcext:value-type="float">
            <text:p><text:s/>3,602 <text:s/></text:p>
          </table:table-cell>
          <table:table-cell table:style-name="ce63" table:number-columns-repeated="2"/>
          <table:table-cell table:style-name="ce88" office:value-type="float" office:value="23" calcext:value-type="float">
            <text:p>23</text:p>
          </table:table-cell>
          <table:table-cell table:style-name="ce100"/>
          <table:table-cell table:style-name="ce108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0418.602482222" calcext:value-type="float">
            <text:p><text:s/>300,419 <text:s/></text:p>
          </table:table-cell>
          <table:table-cell table:style-name="ce63" table:number-columns-repeated="2"/>
          <table:table-cell table:style-name="ce88" office:value-type="float" office:value="24" calcext:value-type="float">
            <text:p>24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4671.386333333" calcext:value-type="float">
            <text:p><text:s/>294,671 <text:s/></text:p>
          </table:table-cell>
          <table:table-cell table:style-name="ce63" table:number-columns-repeated="2"/>
          <table:table-cell table:style-name="ce88" office:value-type="float" office:value="25" calcext:value-type="float">
            <text:p>25</text:p>
          </table:table-cell>
          <table:table-cell table:style-name="ce100"/>
          <table:table-cell table:style-name="ce108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02.94724222222" calcext:value-type="float">
            <text:p><text:s/>1,203 <text:s/></text:p>
          </table:table-cell>
          <table:table-cell table:style-name="ce63" table:number-columns-repeated="2"/>
          <table:table-cell table:style-name="ce88" office:value-type="float" office:value="26" calcext:value-type="float">
            <text:p>26</text:p>
          </table:table-cell>
          <table:table-cell table:style-name="ce100"/>
          <table:table-cell table:style-name="ce108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26911.72952444" calcext:value-type="float">
            <text:p><text:s/>2,426,912 <text:s/></text:p>
          </table:table-cell>
          <table:table-cell table:style-name="ce63" table:number-columns-repeated="2"/>
          <table:table-cell table:style-name="ce88" office:value-type="float" office:value="27" calcext:value-type="float">
            <text:p>27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2657.15778" calcext:value-type="float">
            <text:p><text:s/>372,657 <text:s/></text:p>
          </table:table-cell>
          <table:table-cell table:style-name="ce63" table:number-columns-repeated="2"/>
          <table:table-cell table:style-name="ce88" office:value-type="float" office:value="28" calcext:value-type="float">
            <text:p>28</text:p>
          </table:table-cell>
          <table:table-cell table:style-name="ce100"/>
          <table:table-cell table:style-name="ce108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0187.631111111" calcext:value-type="float">
            <text:p><text:s/>210,188 <text:s/></text:p>
          </table:table-cell>
          <table:table-cell table:style-name="ce63" table:number-columns-repeated="2"/>
          <table:table-cell table:style-name="ce88" office:value-type="float" office:value="29" calcext:value-type="float">
            <text:p>29</text:p>
          </table:table-cell>
          <table:table-cell table:style-name="ce100"/>
          <table:table-cell table:style-name="ce108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30" calcext:value-type="float">
            <text:p>30</text:p>
          </table:table-cell>
          <table:table-cell table:style-name="ce100"/>
          <table:table-cell table:style-name="ce108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21.133333333333" calcext:value-type="float">
            <text:p><text:s/>421 <text:s/></text:p>
          </table:table-cell>
          <table:table-cell table:style-name="ce72" table:number-columns-repeated="2"/>
          <table:table-cell table:style-name="ce89" office:value-type="float" office:value="31" calcext:value-type="float">
            <text:p>31</text:p>
          </table:table-cell>
          <table:table-cell table:style-name="ce40"/>
          <table:table-cell table:style-name="ce109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531913.139721467" calcext:value-type="float">
            <text:p><text:s/>531,913 <text:s/></text:p>
          </table:table-cell>
          <table:table-cell table:style-name="ce73" table:number-columns-repeated="2"/>
          <table:table-cell table:style-name="ce90" office:value-type="float" office:value="32" calcext:value-type="float">
            <text:p>32</text:p>
          </table:table-cell>
          <table:table-cell table:style-name="ce101" office:value-type="string" calcext:value-type="string">
            <text:p>-</text:p>
          </table:table-cell>
          <table:table-cell table:style-name="ce110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9624" calcext:value-type="float">
            <text:p><text:s/>19,62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3170844.7945826" calcext:value-type="float">
            <text:p><text:s/>33,170,845 <text:s/></text:p>
          </table:table-cell>
          <table:table-cell table:style-name="ce73" table:number-columns-repeated="2"/>
          <table:table-cell table:style-name="ce89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9624" calcext:value-type="float">
            <text:p><text:s/>19,62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8236728.3510235" calcext:value-type="float">
            <text:p><text:s/>28,236,728 <text:s/></text:p>
          </table:table-cell>
          <table:table-cell table:style-name="ce73" table:number-columns-repeated="2"/>
          <table:table-cell table:style-name="ce90" office:value-type="float" office:value="34" calcext:value-type="float">
            <text:p>34</text:p>
          </table:table-cell>
          <table:table-cell table:style-name="ce101"/>
          <table:table-cell table:style-name="ce110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668065.1391613" calcext:value-type="float">
            <text:p><text:s/>13,668,065 <text:s/></text:p>
          </table:table-cell>
          <table:table-cell table:style-name="ce63" table:number-columns-repeated="2"/>
          <table:table-cell table:style-name="ce88" office:value-type="float" office:value="35" calcext:value-type="float">
            <text:p>35</text:p>
          </table:table-cell>
          <table:table-cell table:style-name="ce100"/>
          <table:table-cell table:style-name="ce108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902.16756" calcext:value-type="float">
            <text:p><text:s/>56,902 <text:s/></text:p>
          </table:table-cell>
          <table:table-cell table:style-name="ce63" table:number-columns-repeated="2"/>
          <table:table-cell table:style-name="ce88" office:value-type="float" office:value="36" calcext:value-type="float">
            <text:p>36</text:p>
          </table:table-cell>
          <table:table-cell table:style-name="ce100"/>
          <table:table-cell table:style-name="ce108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8012.728375545" calcext:value-type="float">
            <text:p><text:s/>768,013 <text:s/></text:p>
          </table:table-cell>
          <table:table-cell table:style-name="ce63" table:number-columns-repeated="2"/>
          <table:table-cell table:style-name="ce88" office:value-type="float" office:value="37" calcext:value-type="float">
            <text:p>37</text:p>
          </table:table-cell>
          <table:table-cell table:style-name="ce100"/>
          <table:table-cell table:style-name="ce108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19150.04511296" calcext:value-type="float">
            <text:p><text:s/>1,619,150 <text:s/></text:p>
          </table:table-cell>
          <table:table-cell table:style-name="ce63" table:number-columns-repeated="2"/>
          <table:table-cell table:style-name="ce88" office:value-type="float" office:value="38" calcext:value-type="float">
            <text:p>38</text:p>
          </table:table-cell>
          <table:table-cell table:style-name="ce100"/>
          <table:table-cell table:style-name="ce108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890.4918155556" calcext:value-type="float">
            <text:p><text:s/>39,890 <text:s/></text:p>
          </table:table-cell>
          <table:table-cell table:style-name="ce63" table:number-columns-repeated="2"/>
          <table:table-cell table:style-name="ce88" office:value-type="float" office:value="39" calcext:value-type="float">
            <text:p>39</text:p>
          </table:table-cell>
          <table:table-cell table:style-name="ce100"/>
          <table:table-cell table:style-name="ce108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1285.3506422222" calcext:value-type="float">
            <text:p><text:s/>71,285 <text:s/></text:p>
          </table:table-cell>
          <table:table-cell table:style-name="ce63" table:number-columns-repeated="2"/>
          <table:table-cell table:style-name="ce88" office:value-type="float" office:value="40" calcext:value-type="float">
            <text:p>40</text:p>
          </table:table-cell>
          <table:table-cell table:style-name="ce100"/>
          <table:table-cell table:style-name="ce108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78055.149694014" calcext:value-type="float">
            <text:p><text:s/>978,055 <text:s/></text:p>
          </table:table-cell>
          <table:table-cell table:style-name="ce63" table:number-columns-repeated="2"/>
          <table:table-cell table:style-name="ce88" office:value-type="float" office:value="41" calcext:value-type="float">
            <text:p>41</text:p>
          </table:table-cell>
          <table:table-cell table:style-name="ce100"/>
          <table:table-cell table:style-name="ce108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929.8388288889" calcext:value-type="float">
            <text:p><text:s/>23,930 <text:s/></text:p>
          </table:table-cell>
          <table:table-cell table:style-name="ce63" table:number-columns-repeated="2"/>
          <table:table-cell table:style-name="ce88" office:value-type="float" office:value="42" calcext:value-type="float">
            <text:p>42</text:p>
          </table:table-cell>
          <table:table-cell table:style-name="ce100"/>
          <table:table-cell table:style-name="ce108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63063.01978675" calcext:value-type="float">
            <text:p><text:s/>2,663,063 <text:s/></text:p>
          </table:table-cell>
          <table:table-cell table:style-name="ce63" table:number-columns-repeated="2"/>
          <table:table-cell table:style-name="ce88" office:value-type="float" office:value="43" calcext:value-type="float">
            <text:p>43</text:p>
          </table:table-cell>
          <table:table-cell table:style-name="ce100"/>
          <table:table-cell table:style-name="ce108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17182.37341956" calcext:value-type="float">
            <text:p><text:s/>1,517,182 <text:s/></text:p>
          </table:table-cell>
          <table:table-cell table:style-name="ce63" table:number-columns-repeated="2"/>
          <table:table-cell table:style-name="ce88" office:value-type="float" office:value="44" calcext:value-type="float">
            <text:p>44</text:p>
          </table:table-cell>
          <table:table-cell table:style-name="ce100"/>
          <table:table-cell table:style-name="ce108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355152.96842013" calcext:value-type="float">
            <text:p>( 1,355,153 <text:s/>)</text:p>
          </table:table-cell>
          <table:table-cell table:style-name="ce74"/>
          <table:table-cell table:style-name="ce63"/>
          <table:table-cell table:style-name="ce88" office:value-type="float" office:value="45" calcext:value-type="float">
            <text:p>45</text:p>
          </table:table-cell>
          <table:table-cell table:style-name="ce100"/>
          <table:table-cell table:style-name="ce108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36268.58736387" calcext:value-type="float">
            <text:p>( 136,269 <text:s/>)</text:p>
          </table:table-cell>
          <table:table-cell table:style-name="ce74"/>
          <table:table-cell table:style-name="ce63"/>
          <table:table-cell table:style-name="ce88" office:value-type="float" office:value="46" calcext:value-type="float">
            <text:p>46</text:p>
          </table:table-cell>
          <table:table-cell table:style-name="ce100"/>
          <table:table-cell table:style-name="ce108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5760.8176355556" calcext:value-type="float">
            <text:p>( 25,761 <text:s/>)</text:p>
          </table:table-cell>
          <table:table-cell table:style-name="ce74"/>
          <table:table-cell table:style-name="ce63"/>
          <table:table-cell table:style-name="ce88" office:value-type="float" office:value="47" calcext:value-type="float">
            <text:p>47</text:p>
          </table:table-cell>
          <table:table-cell table:style-name="ce100"/>
          <table:table-cell table:style-name="ce108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8411.609046719" calcext:value-type="float">
            <text:p><text:s/>608,412 <text:s/></text:p>
          </table:table-cell>
          <table:table-cell table:style-name="ce63" table:number-columns-repeated="2"/>
          <table:table-cell table:style-name="ce88" office:value-type="float" office:value="48" calcext:value-type="float">
            <text:p>48</text:p>
          </table:table-cell>
          <table:table-cell table:style-name="ce100"/>
          <table:table-cell table:style-name="ce108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2272.896209361" calcext:value-type="float">
            <text:p><text:s/>532,273 <text:s/></text:p>
          </table:table-cell>
          <table:table-cell table:style-name="ce63" table:number-columns-repeated="2"/>
          <table:table-cell table:style-name="ce88" office:value-type="float" office:value="49" calcext:value-type="float">
            <text:p>49</text:p>
          </table:table-cell>
          <table:table-cell table:style-name="ce100"/>
          <table:table-cell table:style-name="ce108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5196.14111111111" calcext:value-type="float">
            <text:p><text:s/>5,196 <text:s/></text:p>
          </table:table-cell>
          <table:table-cell table:style-name="ce75"/>
          <table:table-cell table:style-name="ce79"/>
          <table:table-cell table:style-name="ce91" office:value-type="float" office:value="50" calcext:value-type="float">
            <text:p>50</text:p>
          </table:table-cell>
          <table:table-cell table:style-name="ce102"/>
          <table:table-cell table:style-name="ce111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4113.824428889" calcext:value-type="float">
            <text:p><text:s/>254,114 <text:s/></text:p>
          </table:table-cell>
          <table:table-cell table:style-name="ce63"/>
          <table:table-cell table:style-name="ce80"/>
          <table:table-cell table:style-name="ce92" office:value-type="float" office:value="51" calcext:value-type="float">
            <text:p>51</text:p>
          </table:table-cell>
          <table:table-cell table:style-name="ce100"/>
          <table:table-cell table:style-name="ce108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9607.497986667" calcext:value-type="float">
            <text:p><text:s/>169,607 <text:s/></text:p>
          </table:table-cell>
          <table:table-cell table:style-name="ce63"/>
          <table:table-cell table:style-name="ce80"/>
          <table:table-cell table:style-name="ce92" office:value-type="float" office:value="52" calcext:value-type="float">
            <text:p>52</text:p>
          </table:table-cell>
          <table:table-cell table:style-name="ce100"/>
          <table:table-cell table:style-name="ce108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434033.299236622" calcext:value-type="float">
            <text:p><text:s/>434,033 <text:s/></text:p>
          </table:table-cell>
          <table:table-cell table:style-name="ce75"/>
          <table:table-cell table:style-name="ce79"/>
          <table:table-cell table:style-name="ce91" office:value-type="float" office:value="53" calcext:value-type="float">
            <text:p>53</text:p>
          </table:table-cell>
          <table:table-cell table:style-name="ce102"/>
          <table:table-cell table:style-name="ce111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49358.41750667" calcext:value-type="float">
            <text:p><text:s/>3,149,358 <text:s/></text:p>
          </table:table-cell>
          <table:table-cell table:style-name="ce63"/>
          <table:table-cell table:style-name="ce80"/>
          <table:table-cell table:style-name="ce92" office:value-type="float" office:value="54" calcext:value-type="float">
            <text:p>54</text:p>
          </table:table-cell>
          <table:table-cell table:style-name="ce100"/>
          <table:table-cell table:style-name="ce108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43769.97109778" calcext:value-type="float">
            <text:p><text:s/>1,943,770 <text:s/></text:p>
          </table:table-cell>
          <table:table-cell table:style-name="ce63"/>
          <table:table-cell table:style-name="ce80"/>
          <table:table-cell table:style-name="ce92" office:value-type="float" office:value="55" calcext:value-type="float">
            <text:p>55</text:p>
          </table:table-cell>
          <table:table-cell table:style-name="ce100"/>
          <table:table-cell table:style-name="ce108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05588.44640889" calcext:value-type="float">
            <text:p><text:s/>1,205,588 <text:s/></text:p>
          </table:table-cell>
          <table:table-cell table:style-name="ce63"/>
          <table:table-cell table:style-name="ce80"/>
          <table:table-cell table:style-name="ce92" office:value-type="float" office:value="56" calcext:value-type="float">
            <text:p>56</text:p>
          </table:table-cell>
          <table:table-cell table:style-name="ce100"/>
          <table:table-cell table:style-name="ce108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53501.961333333" calcext:value-type="float">
            <text:p>( 153,502 <text:s/>)</text:p>
          </table:table-cell>
          <table:table-cell table:style-name="ce74"/>
          <table:table-cell table:style-name="ce80"/>
          <table:table-cell table:style-name="ce92" office:value-type="float" office:value="57" calcext:value-type="float">
            <text:p>57</text:p>
          </table:table-cell>
          <table:table-cell table:style-name="ce100"/>
          <table:table-cell table:style-name="ce108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318191.792" calcext:value-type="float">
            <text:p>( 318,192 <text:s/>)</text:p>
          </table:table-cell>
          <table:table-cell table:style-name="ce76"/>
          <table:table-cell table:style-name="ce79"/>
          <table:table-cell table:style-name="ce91" office:value-type="float" office:value="58" calcext:value-type="float">
            <text:p>58</text:p>
          </table:table-cell>
          <table:table-cell table:style-name="ce102"/>
          <table:table-cell table:style-name="ce111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19574.77795984" calcext:value-type="float">
            <text:p><text:s/>1,919,575 <text:s/></text:p>
          </table:table-cell>
          <table:table-cell table:style-name="ce63"/>
          <table:table-cell table:style-name="ce80"/>
          <table:table-cell table:style-name="ce92" office:value-type="float" office:value="59" calcext:value-type="float">
            <text:p>59</text:p>
          </table:table-cell>
          <table:table-cell table:style-name="ce100"/>
          <table:table-cell table:style-name="ce108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34465.76228873" calcext:value-type="float">
            <text:p><text:s/>1,834,466 <text:s/></text:p>
          </table:table-cell>
          <table:table-cell table:style-name="ce63"/>
          <table:table-cell table:style-name="ce80"/>
          <table:table-cell table:style-name="ce92" office:value-type="float" office:value="60" calcext:value-type="float">
            <text:p>60</text:p>
          </table:table-cell>
          <table:table-cell table:style-name="ce100"/>
          <table:table-cell table:style-name="ce108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5109.0156711111" calcext:value-type="float">
            <text:p><text:s/>85,109 <text:s/></text:p>
          </table:table-cell>
          <table:table-cell table:style-name="ce63"/>
          <table:table-cell table:style-name="ce80"/>
          <table:table-cell table:style-name="ce92" office:value-type="float" office:value="61" calcext:value-type="float">
            <text:p>61</text:p>
          </table:table-cell>
          <table:table-cell table:style-name="ce100"/>
          <table:table-cell table:style-name="ce108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7913.08692888889" calcext:value-type="float">
            <text:p>( 7,913 <text:s/>)</text:p>
          </table:table-cell>
          <table:table-cell table:style-name="ce74"/>
          <table:table-cell table:style-name="ce80"/>
          <table:table-cell table:style-name="ce92" office:value-type="float" office:value="62" calcext:value-type="float">
            <text:p>62</text:p>
          </table:table-cell>
          <table:table-cell table:style-name="ce100"/>
          <table:table-cell table:style-name="ce108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2574.89176" calcext:value-type="float">
            <text:p><text:s/>332,575 <text:s/></text:p>
          </table:table-cell>
          <table:table-cell table:style-name="ce63"/>
          <table:table-cell table:style-name="ce80"/>
          <table:table-cell table:style-name="ce92" office:value-type="float" office:value="63" calcext:value-type="float">
            <text:p>63</text:p>
          </table:table-cell>
          <table:table-cell table:style-name="ce100"/>
          <table:table-cell table:style-name="ce108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28463.339808889" calcext:value-type="float">
            <text:p><text:s/>128,463 <text:s/></text:p>
          </table:table-cell>
          <table:table-cell table:style-name="ce75"/>
          <table:table-cell table:style-name="ce79"/>
          <table:table-cell table:style-name="ce91" office:value-type="float" office:value="64" calcext:value-type="float">
            <text:p>64</text:p>
          </table:table-cell>
          <table:table-cell table:style-name="ce102"/>
          <table:table-cell table:style-name="ce111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6497.051517778" calcext:value-type="float">
            <text:p><text:s/>436,497 <text:s/></text:p>
          </table:table-cell>
          <table:table-cell table:style-name="ce63"/>
          <table:table-cell table:style-name="ce80"/>
          <table:table-cell table:style-name="ce92" office:value-type="float" office:value="65" calcext:value-type="float">
            <text:p>65</text:p>
          </table:table-cell>
          <table:table-cell table:style-name="ce100"/>
          <table:table-cell table:style-name="ce108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80"/>
          <table:table-cell table:style-name="ce92" office:value-type="float" office:value="66" calcext:value-type="float">
            <text:p>66</text:p>
          </table:table-cell>
          <table:table-cell table:style-name="ce100"/>
          <table:table-cell table:style-name="ce108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4821.337948889" calcext:value-type="float">
            <text:p><text:s/>154,821 <text:s/></text:p>
          </table:table-cell>
          <table:table-cell table:style-name="ce63"/>
          <table:table-cell table:style-name="ce80"/>
          <table:table-cell table:style-name="ce92" office:value-type="float" office:value="67" calcext:value-type="float">
            <text:p>67</text:p>
          </table:table-cell>
          <table:table-cell table:style-name="ce100"/>
          <table:table-cell table:style-name="ce108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/>
          <table:table-cell table:style-name="ce80"/>
          <table:table-cell table:style-name="ce92" office:value-type="float" office:value="68" calcext:value-type="float">
            <text:p>68</text:p>
          </table:table-cell>
          <table:table-cell table:style-name="ce100"/>
          <table:table-cell table:style-name="ce108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1921.566606667" calcext:value-type="float">
            <text:p><text:s/>221,922 <text:s/></text:p>
          </table:table-cell>
          <table:table-cell table:style-name="ce63"/>
          <table:table-cell table:style-name="ce80"/>
          <table:table-cell table:style-name="ce92" office:value-type="float" office:value="69" calcext:value-type="float">
            <text:p>69</text:p>
          </table:table-cell>
          <table:table-cell table:style-name="ce100"/>
          <table:table-cell table:style-name="ce108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2438.7618866667" calcext:value-type="float">
            <text:p><text:s/>72,439 <text:s/></text:p>
          </table:table-cell>
          <table:table-cell table:style-name="ce63" table:number-columns-repeated="2"/>
          <table:table-cell table:style-name="ce88" office:value-type="float" office:value="70" calcext:value-type="float">
            <text:p>70</text:p>
          </table:table-cell>
          <table:table-cell table:style-name="ce100"/>
          <table:table-cell table:style-name="ce108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4371.580697778" calcext:value-type="float">
            <text:p><text:s/>174,372 <text:s/></text:p>
          </table:table-cell>
          <table:table-cell table:style-name="ce63" table:number-columns-repeated="2"/>
          <table:table-cell table:style-name="ce88" office:value-type="float" office:value="71" calcext:value-type="float">
            <text:p>71</text:p>
          </table:table-cell>
          <table:table-cell table:style-name="ce100"/>
          <table:table-cell table:style-name="ce108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2" calcext:value-type="float">
            <text:p>72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346866.48261556" calcext:value-type="float">
            <text:p><text:s/>7,346,866 <text:s/></text:p>
          </table:table-cell>
          <table:table-cell table:style-name="ce63" table:number-columns-repeated="2"/>
          <table:table-cell table:style-name="ce87" office:value-type="float" office:value="73" calcext:value-type="float">
            <text:p>73</text:p>
          </table:table-cell>
          <table:table-cell table:style-name="ce37"/>
          <table:table-cell table:style-name="ce107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4055.942222222" calcext:value-type="float">
            <text:p><text:s/>104,056 <text:s/></text:p>
          </table:table-cell>
          <table:table-cell table:style-name="ce63" table:number-columns-repeated="2"/>
          <table:table-cell table:style-name="ce88" office:value-type="float" office:value="74" calcext:value-type="float">
            <text:p>74</text:p>
          </table:table-cell>
          <table:table-cell table:style-name="ce100"/>
          <table:table-cell table:style-name="ce108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936144.77777778" calcext:value-type="float">
            <text:p><text:s/>6,936,145 <text:s/></text:p>
          </table:table-cell>
          <table:table-cell table:style-name="ce63" table:number-columns-repeated="2"/>
          <table:table-cell table:style-name="ce88" office:value-type="float" office:value="75" calcext:value-type="float">
            <text:p>75</text:p>
          </table:table-cell>
          <table:table-cell table:style-name="ce100"/>
          <table:table-cell table:style-name="ce108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5855.7181711111" calcext:value-type="float">
            <text:p><text:s/>65,856 <text:s/></text:p>
          </table:table-cell>
          <table:table-cell table:style-name="ce63" table:number-columns-repeated="2"/>
          <table:table-cell table:style-name="ce88" office:value-type="float" office:value="76" calcext:value-type="float">
            <text:p>76</text:p>
          </table:table-cell>
          <table:table-cell table:style-name="ce100"/>
          <table:table-cell table:style-name="ce108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77" calcext:value-type="float">
            <text:p>77</text:p>
          </table:table-cell>
          <table:table-cell table:style-name="ce100"/>
          <table:table-cell table:style-name="ce108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0810.044444444" calcext:value-type="float">
            <text:p><text:s/>240,810 <text:s/></text:p>
          </table:table-cell>
          <table:table-cell table:style-name="ce63" table:number-columns-repeated="2"/>
          <table:table-cell table:style-name="ce88" office:value-type="float" office:value="78" calcext:value-type="float">
            <text:p>78</text:p>
          </table:table-cell>
          <table:table-cell table:style-name="ce100"/>
          <table:table-cell table:style-name="ce108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9" calcext:value-type="float">
            <text:p>79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01160.86335333" calcext:value-type="float">
            <text:p><text:s/>1,201,161 <text:s/></text:p>
          </table:table-cell>
          <table:table-cell table:style-name="ce63" table:number-columns-repeated="2"/>
          <table:table-cell table:style-name="ce87" office:value-type="float" office:value="80" calcext:value-type="float">
            <text:p>80</text:p>
          </table:table-cell>
          <table:table-cell table:style-name="ce37"/>
          <table:table-cell table:style-name="ce107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980.0099822222" calcext:value-type="float">
            <text:p><text:s/>24,980 <text:s/></text:p>
          </table:table-cell>
          <table:table-cell table:style-name="ce63" table:number-columns-repeated="2"/>
          <table:table-cell table:style-name="ce88" office:value-type="float" office:value="81" calcext:value-type="float">
            <text:p>81</text:p>
          </table:table-cell>
          <table:table-cell table:style-name="ce100"/>
          <table:table-cell table:style-name="ce108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176180.85337111" calcext:value-type="float">
            <text:p><text:s/>1,176,181 <text:s/></text:p>
          </table:table-cell>
          <table:table-cell table:style-name="ce72" table:number-columns-repeated="2"/>
          <table:table-cell table:style-name="ce89" office:value-type="float" office:value="82" calcext:value-type="float">
            <text:p>82</text:p>
          </table:table-cell>
          <table:table-cell table:style-name="ce40"/>
          <table:table-cell table:style-name="ce109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588.72" calcext:value-type="float">
            <text:p><text:s/>58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95359.08626222" calcext:value-type="float">
            <text:p><text:s/>2,695,359 <text:s/></text:p>
          </table:table-cell>
          <table:table-cell table:style-name="ce63" table:number-columns-repeated="2"/>
          <table:table-cell table:style-name="ce88" office:value-type="float" office:value="83" calcext:value-type="float">
            <text:p>83</text:p>
          </table:table-cell>
          <table:table-cell table:style-name="ce100"/>
          <table:table-cell table:style-name="ce108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5266.873685451" calcext:value-type="float">
            <text:p><text:s/>165,267 <text:s/></text:p>
          </table:table-cell>
          <table:table-cell table:style-name="ce63" table:number-columns-repeated="2"/>
          <table:table-cell table:style-name="ce88" office:value-type="float" office:value="84" calcext:value-type="float">
            <text:p>84</text:p>
          </table:table-cell>
          <table:table-cell table:style-name="ce100"/>
          <table:table-cell table:style-name="ce108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7775.802903295" calcext:value-type="float">
            <text:p><text:s/>287,776 <text:s/></text:p>
          </table:table-cell>
          <table:table-cell table:style-name="ce63" table:number-columns-repeated="2"/>
          <table:table-cell table:style-name="ce88" office:value-type="float" office:value="85" calcext:value-type="float">
            <text:p>85</text:p>
          </table:table-cell>
          <table:table-cell table:style-name="ce100"/>
          <table:table-cell table:style-name="ce108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266.5561733333" calcext:value-type="float">
            <text:p><text:s/>32,267 <text:s/></text:p>
          </table:table-cell>
          <table:table-cell table:style-name="ce63" table:number-columns-repeated="2"/>
          <table:table-cell table:style-name="ce88" office:value-type="float" office:value="86" calcext:value-type="float">
            <text:p>86</text:p>
          </table:table-cell>
          <table:table-cell table:style-name="ce100"/>
          <table:table-cell table:style-name="ce108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766.2015622222" calcext:value-type="float">
            <text:p><text:s/>29,766 <text:s/></text:p>
          </table:table-cell>
          <table:table-cell table:style-name="ce63" table:number-columns-repeated="2"/>
          <table:table-cell table:style-name="ce88" office:value-type="float" office:value="87" calcext:value-type="float">
            <text:p>87</text:p>
          </table:table-cell>
          <table:table-cell table:style-name="ce100"/>
          <table:table-cell table:style-name="ce108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086.68778" calcext:value-type="float">
            <text:p><text:s/>56,087 <text:s/></text:p>
          </table:table-cell>
          <table:table-cell table:style-name="ce63" table:number-columns-repeated="2"/>
          <table:table-cell table:style-name="ce88" office:value-type="float" office:value="88" calcext:value-type="float">
            <text:p>88</text:p>
          </table:table-cell>
          <table:table-cell table:style-name="ce100"/>
          <table:table-cell table:style-name="ce108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652.3019881309" calcext:value-type="float">
            <text:p><text:s/>48,652 <text:s/></text:p>
          </table:table-cell>
          <table:table-cell table:style-name="ce63" table:number-columns-repeated="2"/>
          <table:table-cell table:style-name="ce88" office:value-type="float" office:value="89" calcext:value-type="float">
            <text:p>89</text:p>
          </table:table-cell>
          <table:table-cell table:style-name="ce100"/>
          <table:table-cell table:style-name="ce108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076.3638934347" calcext:value-type="float">
            <text:p><text:s/>15,076 <text:s/></text:p>
          </table:table-cell>
          <table:table-cell table:style-name="ce63" table:number-columns-repeated="2"/>
          <table:table-cell table:style-name="ce88" office:value-type="float" office:value="90" calcext:value-type="float">
            <text:p>90</text:p>
          </table:table-cell>
          <table:table-cell table:style-name="ce100"/>
          <table:table-cell table:style-name="ce108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0679.467825243" calcext:value-type="float">
            <text:p><text:s/>210,679 <text:s/></text:p>
          </table:table-cell>
          <table:table-cell table:style-name="ce63" table:number-columns-repeated="2"/>
          <table:table-cell table:style-name="ce88" office:value-type="float" office:value="91" calcext:value-type="float">
            <text:p>91</text:p>
          </table:table-cell>
          <table:table-cell table:style-name="ce100"/>
          <table:table-cell table:style-name="ce108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588.72" calcext:value-type="float">
            <text:p><text:s/>58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79210.97158889" calcext:value-type="float">
            <text:p><text:s/>1,079,211 <text:s/></text:p>
          </table:table-cell>
          <table:table-cell table:style-name="ce63" table:number-columns-repeated="2"/>
          <table:table-cell table:style-name="ce88" office:value-type="float" office:value="92" calcext:value-type="float">
            <text:p>92</text:p>
          </table:table-cell>
          <table:table-cell table:style-name="ce100"/>
          <table:table-cell table:style-name="ce108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770577.858862222" calcext:value-type="float">
            <text:p><text:s/>770,578 <text:s/></text:p>
          </table:table-cell>
          <table:table-cell table:style-name="ce72" table:number-columns-repeated="2"/>
          <table:table-cell table:style-name="ce89" office:value-type="float" office:value="93" calcext:value-type="float">
            <text:p>93</text:p>
          </table:table-cell>
          <table:table-cell table:style-name="ce40"/>
          <table:table-cell table:style-name="ce109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19035.28" calcext:value-type="float">
            <text:p><text:s/>19,035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325276.77963111" calcext:value-type="float">
            <text:p><text:s/>3,325,277 <text:s/></text:p>
          </table:table-cell>
          <table:table-cell table:style-name="ce73" table:number-columns-repeated="2"/>
          <table:table-cell table:style-name="ce89" office:value-type="float" office:value="94" calcext:value-type="float">
            <text:p>94</text:p>
          </table:table-cell>
          <table:table-cell table:style-name="ce40"/>
          <table:table-cell table:style-name="ce109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34116.44355912" calcext:value-type="float">
            <text:p><text:s/>4,934,116 <text:s/></text:p>
          </table:table-cell>
          <table:table-cell table:style-name="ce63" table:number-columns-repeated="2"/>
          <table:table-cell table:style-name="ce87" office:value-type="float" office:value="95" calcext:value-type="float">
            <text:p>95</text:p>
          </table:table-cell>
          <table:table-cell table:style-name="ce37"/>
          <table:table-cell table:style-name="ce107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34116.44355912" calcext:value-type="float">
            <text:p><text:s/>4,934,116 <text:s/></text:p>
          </table:table-cell>
          <table:table-cell table:style-name="ce63" table:number-columns-repeated="2"/>
          <table:table-cell table:style-name="ce88" office:value-type="float" office:value="96" calcext:value-type="float">
            <text:p>96</text:p>
          </table:table-cell>
          <table:table-cell table:style-name="ce100"/>
          <table:table-cell table:style-name="ce108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297615.27666667" calcext:value-type="float">
            <text:p>( 2,297,615 <text:s/>)</text:p>
          </table:table-cell>
          <table:table-cell table:style-name="ce74"/>
          <table:table-cell table:style-name="ce63"/>
          <table:table-cell table:style-name="ce88" office:value-type="float" office:value="97" calcext:value-type="float">
            <text:p>97</text:p>
          </table:table-cell>
          <table:table-cell table:style-name="ce100"/>
          <table:table-cell table:style-name="ce108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98" calcext:value-type="float">
            <text:p>98</text:p>
          </table:table-cell>
          <table:table-cell table:style-name="ce100"/>
          <table:table-cell table:style-name="ce108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99" calcext:value-type="float">
            <text:p>99</text:p>
          </table:table-cell>
          <table:table-cell table:style-name="ce40"/>
          <table:table-cell table:style-name="ce109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71" table:number-columns-repeated="2"/>
          <table:table-cell table:style-name="ce48" office:value-type="float" office:value="0" calcext:value-type="float">
            <text:p><text:s/></text:p>
          </table:table-cell>
          <table:table-cell table:style-name="ce93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12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0193532.592998" calcext:value-type="float">
            <text:p><text:s/>90,193,533 <text:s/></text:p>
          </table:table-cell>
          <table:table-cell table:style-name="ce77"/>
          <table:table-cell table:style-name="ce81"/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<text:s/></text:p>
          </table:table-cell>
          <table:table-cell table:style-name="ce113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5461875.593" calcext:value-type="float">
            <text:p><text:s/>85,461,876 <text:s/></text:p>
          </table:table-cell>
          <table:table-cell table:style-name="ce77"/>
          <table:table-cell table:style-name="ce81"/>
          <table:table-cell table:style-name="ce94" office:value-type="float" office:value="2" calcext:value-type="float">
            <text:p>2</text:p>
          </table:table-cell>
          <table:table-cell table:style-name="ce103"/>
          <table:table-cell table:style-name="ce113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4" office:value-type="float" office:value="3" calcext:value-type="float">
            <text:p>3</text:p>
          </table:table-cell>
          <table:table-cell table:style-name="ce103"/>
          <table:table-cell table:style-name="ce113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5" office:value-type="float" office:value="4" calcext:value-type="float">
            <text:p>4</text:p>
          </table:table-cell>
          <table:table-cell table:style-name="ce104"/>
          <table:table-cell table:style-name="ce113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31656.999998" calcext:value-type="float">
            <text:p><text:s/>4,731,657 <text:s/></text:p>
          </table:table-cell>
          <table:table-cell table:style-name="ce77"/>
          <table:table-cell table:style-name="ce81"/>
          <table:table-cell table:style-name="ce94" office:value-type="float" office:value="5" calcext:value-type="float">
            <text:p>5</text:p>
          </table:table-cell>
          <table:table-cell table:style-name="ce103"/>
          <table:table-cell table:style-name="ce113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4" office:value-type="float" office:value="6" calcext:value-type="float">
            <text:p>6</text:p>
          </table:table-cell>
          <table:table-cell table:style-name="ce103"/>
          <table:table-cell table:style-name="ce113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8"/>
          <table:table-cell table:style-name="ce82"/>
          <table:table-cell table:style-name="ce96" office:value-type="float" office:value="7" calcext:value-type="float">
            <text:p>7</text:p>
          </table:table-cell>
          <table:table-cell table:style-name="ce105"/>
          <table:table-cell table:style-name="ce114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60"/>
          <table:table-cell table:style-name="ce12"/>
          <table:table-cell/>
          <table:table-cell table:style-name="ce36" table:number-columns-repeated="1013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7"/>
          <table:table-cell table:number-columns-repeated="2"/>
          <table:table-cell table:style-name="ce13" table:number-columns-repeated="1013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3" style:display-name="一般_WESRB0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4:01</meta:creation-date>
    <meta:initial-creator>國際合作與能源統計科</meta:initial-creator>
    <dc:description>能源平衡表OECD能源統計格式(油當量單位)</dc:description>
    <meta:keyword>台灣能源平衡表</meta:keyword>
    <dc:creator>kenice</dc:creator>
    <meta:print-date>2018-05-11T02:27:10</meta:print-date>
    <dc:date>2020-03-02T03:54:33</dc:date>
    <dc:subject>能源平衡表OECD能源統計格式(油當量單位)</dc:subject>
    <dc:title>能源平衡表OECD能源統計格式(油當量單位)</dc:title>
    <meta:generator>LibreOffice/5.4.1.2$Windows_x86 LibreOffice_project/ea7cb86e6eeb2bf3a5af73a8f7777ac570321527</meta:generator>
    <meta:document-statistic meta:table-count="7" meta:cell-count="7763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